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Nimbus Sans L" svg:font-family="'Nimbus Sans L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ext-properties fo:color="#000000"/>
    </style:style>
    <style:style style:name="ce10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1" table:default-cell-style-name="ce9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M128</text:p>
          </table:table-cell>
          <table:table-cell table:style-name="ce1" office:value-type="string" calcext:value-type="string">
            <text:p>M64</text:p>
          </table:table-cell>
          <table:table-cell table:style-name="ce1" office:value-type="string" calcext:value-type="string">
            <text:p>M32</text:p>
          </table:table-cell>
          <table:table-cell table:style-name="ce1" office:value-type="string" calcext:value-type="string">
            <text:p>M16</text:p>
          </table:table-cell>
          <table:table-cell table:style-name="ce1" office:value-type="string" calcext:value-type="string">
            <text:p>M8</text:p>
          </table:table-cell>
          <table:table-cell table:style-name="ce1" office:value-type="string" calcext:value-type="string">
            <text:p>M4</text:p>
          </table:table-cell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M0.5</text:p>
          </table:table-cell>
          <table:table-cell table:style-name="ce1" office:value-type="string" calcext:value-type="string">
            <text:p>M0.25</text:p>
          </table:table-cell>
          <table:table-cell table:style-name="ce1" office:value-type="string" calcext:value-type="string">
            <text:p>M0.125</text:p>
          </table:table-cell>
          <table:table-cell table:style-name="ce4" office:value-type="string" calcext:value-type="string">
            <text:p>Purity</text:p>
          </table:table-cell>
          <table:table-cell table:style-name="ce10" office:value-type="string" calcext:value-type="string">
            <text:p>WildType</text:p>
          </table:table-cell>
          <table:table-cell office:value-type="string" calcext:value-type="string">
            <text:p>IC50*pur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0.00500456925394516" calcext:value-type="float">
            <text:p>0.0050045693</text:p>
          </table:table-cell>
          <table:table-cell table:style-name="ce2" office:value-type="float" office:value="1.06947946300472" calcext:value-type="float">
            <text:p>1.069479463</text:p>
          </table:table-cell>
          <table:table-cell table:style-name="ce2" office:value-type="float" office:value="1.02505931669148" calcext:value-type="float">
            <text:p>1.0250593167</text:p>
          </table:table-cell>
          <table:table-cell table:style-name="ce2" office:value-type="float" office:value="0.96383565543956" calcext:value-type="float">
            <text:p>0.9638356554</text:p>
          </table:table-cell>
          <table:table-cell table:style-name="ce2" office:value-type="float" office:value="0.947324199992992" calcext:value-type="float">
            <text:p>0.9473242</text:p>
          </table:table-cell>
          <table:table-cell table:style-name="ce2" office:value-type="float" office:value="0.988237472480889" calcext:value-type="float">
            <text:p>0.9882374725</text:p>
          </table:table-cell>
          <table:table-cell table:style-name="ce2" office:value-type="float" office:value="0.970118705670611" calcext:value-type="float">
            <text:p>0.9701187057</text:p>
          </table:table-cell>
          <table:table-cell table:style-name="ce2" office:value-type="float" office:value="1.00153421810649" calcext:value-type="float">
            <text:p>1.001534218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73.38" calcext:value-type="float">
            <text:p>73.38</text:p>
          </table:table-cell>
          <table:table-cell office:value-type="float" office:value="1" calcext:value-type="float">
            <text:p>1</text:p>
          </table:table-cell>
          <table:table-cell office:value-type="float" office:value="72.2149975786408" calcext:value-type="float">
            <text:p>72.214997578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0.0105570766564065" calcext:value-type="float">
            <text:p>0.0105570767</text:p>
          </table:table-cell>
          <table:table-cell table:style-name="ce2" office:value-type="float" office:value="1.01322373946193" calcext:value-type="float">
            <text:p>1.0132237395</text:p>
          </table:table-cell>
          <table:table-cell table:style-name="ce2" office:value-type="float" office:value="1.03075802149508" calcext:value-type="float">
            <text:p>1.0307580215</text:p>
          </table:table-cell>
          <table:table-cell table:style-name="ce2" office:value-type="float" office:value="1.01526944489122" calcext:value-type="float">
            <text:p>1.0152694449</text:p>
          </table:table-cell>
          <table:table-cell table:style-name="ce2" office:value-type="float" office:value="0.989260309518699" calcext:value-type="float">
            <text:p>0.9892603095</text:p>
          </table:table-cell>
          <table:table-cell table:style-name="ce2" office:value-type="float" office:value="0.973187185430365" calcext:value-type="float">
            <text:p>0.9731871854</text:p>
          </table:table-cell>
          <table:table-cell table:style-name="ce2" office:value-type="float" office:value="0.990867610431185" calcext:value-type="float">
            <text:p>0.9908676104</text:p>
          </table:table-cell>
          <table:table-cell table:style-name="ce2" office:value-type="float" office:value="1.01220091287534" calcext:value-type="float">
            <text:p>1.012200912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90.44" calcext:value-type="float">
            <text:p>90.44</text:p>
          </table:table-cell>
          <table:table-cell office:value-type="float" office:value="1" calcext:value-type="float">
            <text:p>1</text:p>
          </table:table-cell>
          <table:table-cell office:value-type="float" office:value="87.1654152896708" calcext:value-type="float">
            <text:p>87.165415289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0.0123105037710525" calcext:value-type="float">
            <text:p>0.0123105038</text:p>
          </table:table-cell>
          <table:table-cell table:style-name="ce2" office:value-type="float" office:value="0.0114337929354028" calcext:value-type="float">
            <text:p>0.0114337929</text:p>
          </table:table-cell>
          <table:table-cell table:style-name="ce2" office:value-type="float" office:value="1.06743380983155" calcext:value-type="float">
            <text:p>1.0674338098</text:p>
          </table:table-cell>
          <table:table-cell table:style-name="ce2" office:value-type="float" office:value="0.971579891485362" calcext:value-type="float">
            <text:p>0.9715798915</text:p>
          </table:table-cell>
          <table:table-cell table:style-name="ce2" office:value-type="float" office:value="0.978155262489165" calcext:value-type="float">
            <text:p>0.9781552625</text:p>
          </table:table-cell>
          <table:table-cell table:style-name="ce2" office:value-type="float" office:value="1.01775338761772" calcext:value-type="float">
            <text:p>1.0177533876</text:p>
          </table:table-cell>
          <table:table-cell table:style-name="ce2" office:value-type="float" office:value="1.00708677994242" calcext:value-type="float">
            <text:p>1.0070867799</text:p>
          </table:table-cell>
          <table:table-cell table:style-name="ce2" office:value-type="float" office:value="1.00021919267812" calcext:value-type="float">
            <text:p>1.000219192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94.81" calcext:value-type="float">
            <text:p>94.81</text:p>
          </table:table-cell>
          <table:table-cell office:value-type="float" office:value="1" calcext:value-type="float">
            <text:p>1</text:p>
          </table:table-cell>
          <table:table-cell office:value-type="float" office:value="46.2603812349405" calcext:value-type="float">
            <text:p>46.260381234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0.00266666824886606" calcext:value-type="float">
            <text:p>0.0026666682</text:p>
          </table:table-cell>
          <table:table-cell table:style-name="ce2" office:value-type="float" office:value="0.00062100418900353" calcext:value-type="float">
            <text:p>0.0006210042</text:p>
          </table:table-cell>
          <table:table-cell table:style-name="ce2" office:value-type="float" office:value="-0.000840180537079325" calcext:value-type="float">
            <text:p>-0.0008401805</text:p>
          </table:table-cell>
          <table:table-cell table:style-name="ce2" office:value-type="float" office:value="0.0000365302985703878" calcext:value-type="float">
            <text:p>3.65302985703878E-005</text:p>
          </table:table-cell>
          <table:table-cell table:style-name="ce2" office:value-type="float" office:value="-0.000547943591862754" calcext:value-type="float">
            <text:p>-0.0005479436</text:p>
          </table:table-cell>
          <table:table-cell table:style-name="ce2" office:value-type="float" office:value="0.970264848638278" calcext:value-type="float">
            <text:p>0.9702648486</text:p>
          </table:table-cell>
          <table:table-cell table:style-name="ce2" office:value-type="float" office:value="0.992036492891893" calcext:value-type="float">
            <text:p>0.9920364929</text:p>
          </table:table-cell>
          <table:table-cell table:style-name="ce2" office:value-type="float" office:value="1.00299547359608" calcext:value-type="float">
            <text:p>1.002995473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77.92" calcext:value-type="float">
            <text:p>77.92</text:p>
          </table:table-cell>
          <table:table-cell office:value-type="float" office:value="0" calcext:value-type="float">
            <text:p>0</text:p>
          </table:table-cell>
          <table:table-cell office:value-type="float" office:value="3.87658687662885" calcext:value-type="float">
            <text:p>3.876586876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0.00719634906474271" calcext:value-type="float">
            <text:p>0.0071963491</text:p>
          </table:table-cell>
          <table:table-cell table:style-name="ce2" office:value-type="float" office:value="0.00193607316415137" calcext:value-type="float">
            <text:p>0.0019360732</text:p>
          </table:table-cell>
          <table:table-cell table:style-name="ce2" office:value-type="float" office:value="0.00120547807943667" calcext:value-type="float">
            <text:p>0.0012054781</text:p>
          </table:table-cell>
          <table:table-cell table:style-name="ce2" office:value-type="float" office:value="0.000913241134220101" calcext:value-type="float">
            <text:p>0.0009132411</text:p>
          </table:table-cell>
          <table:table-cell table:style-name="ce2" office:value-type="float" office:value="-0.000547943591862754" calcext:value-type="float">
            <text:p>-0.0005479436</text:p>
          </table:table-cell>
          <table:table-cell table:style-name="ce2" office:value-type="float" office:value="0.00149772046799977" calcext:value-type="float">
            <text:p>0.0014977205</text:p>
          </table:table-cell>
          <table:table-cell table:style-name="ce2" office:value-type="float" office:value="1.00197255991595" calcext:value-type="float">
            <text:p>1.0019725599</text:p>
          </table:table-cell>
          <table:table-cell table:style-name="ce2" office:value-type="float" office:value="0.999780850868657" calcext:value-type="float">
            <text:p>0.999780850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83.57" calcext:value-type="float">
            <text:p>83.57</text:p>
          </table:table-cell>
          <table:table-cell office:value-type="float" office:value="0" calcext:value-type="float">
            <text:p>0</text:p>
          </table:table-cell>
          <table:table-cell office:value-type="float" office:value="2.46394995648382" calcext:value-type="float">
            <text:p>2.463949956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0.00573515889531332" calcext:value-type="float">
            <text:p>0.0057351589</text:p>
          </table:table-cell>
          <table:table-cell table:style-name="ce2" office:value-type="float" office:value="0.000913241134220101" calcext:value-type="float">
            <text:p>0.0009132411</text:p>
          </table:table-cell>
          <table:table-cell table:style-name="ce2" office:value-type="float" office:value="-0.000255706646646183" calcext:value-type="float">
            <text:p>-0.0002557066</text:p>
          </table:table-cell>
          <table:table-cell table:style-name="ce2" office:value-type="float" office:value="0.00456621111444704" calcext:value-type="float">
            <text:p>0.0045662111</text:p>
          </table:table-cell>
          <table:table-cell table:style-name="ce2" office:value-type="float" office:value="0.00135159927371822" calcext:value-type="float">
            <text:p>0.0013515993</text:p>
          </table:table-cell>
          <table:table-cell table:style-name="ce2" office:value-type="float" office:value="0.0327671280396382" calcext:value-type="float">
            <text:p>0.032767128</text:p>
          </table:table-cell>
          <table:table-cell table:style-name="ce2" office:value-type="float" office:value="0.986045676340053" calcext:value-type="float">
            <text:p>0.9860456763</text:p>
          </table:table-cell>
          <table:table-cell table:style-name="ce2" office:value-type="float" office:value="0.993789947223272" calcext:value-type="float">
            <text:p>0.993789947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85.85" calcext:value-type="float">
            <text:p>85.85</text:p>
          </table:table-cell>
          <table:table-cell office:value-type="float" office:value="0" calcext:value-type="float">
            <text:p>0</text:p>
          </table:table-cell>
          <table:table-cell office:value-type="float" office:value="2.52731171210814" calcext:value-type="float">
            <text:p>2.527311712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0.00646575398002801" calcext:value-type="float">
            <text:p>0.006465754</text:p>
          </table:table-cell>
          <table:table-cell table:number-columns-repeated="2" table:style-name="ce2" office:value-type="float" office:value="0.00208219435843292" calcext:value-type="float">
            <text:p>0.0020821944</text:p>
          </table:table-cell>
          <table:table-cell table:style-name="ce2" office:value-type="float" office:value="0.00193607316415137" calcext:value-type="float">
            <text:p>0.0019360732</text:p>
          </table:table-cell>
          <table:table-cell table:style-name="ce2" office:value-type="float" office:value="-0.000255706646646183" calcext:value-type="float">
            <text:p>-0.0002557066</text:p>
          </table:table-cell>
          <table:table-cell table:style-name="ce2" office:value-type="float" office:value="0.76146121107188" calcext:value-type="float">
            <text:p>0.7614612111</text:p>
          </table:table-cell>
          <table:table-cell table:style-name="ce2" office:value-type="float" office:value="0.988091329513222" calcext:value-type="float">
            <text:p>0.9880913295</text:p>
          </table:table-cell>
          <table:table-cell table:style-name="ce2" office:value-type="float" office:value="0.997442911760152" calcext:value-type="float">
            <text:p>0.997442911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93.07" calcext:value-type="float">
            <text:p>93.07</text:p>
          </table:table-cell>
          <table:table-cell office:value-type="float" office:value="0" calcext:value-type="float">
            <text:p>0</text:p>
          </table:table-cell>
          <table:table-cell office:value-type="float" office:value="4.067990119051" calcext:value-type="float">
            <text:p>4.067990119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0.540237424405253" calcext:value-type="float">
            <text:p>0.5402374244</text:p>
          </table:table-cell>
          <table:table-cell table:style-name="ce2" office:value-type="float" office:value="0.992474921794896" calcext:value-type="float">
            <text:p>0.9924749218</text:p>
          </table:table-cell>
          <table:table-cell table:style-name="ce2" office:value-type="float" office:value="0.981369885216587" calcext:value-type="float">
            <text:p>0.9813698852</text:p>
          </table:table-cell>
          <table:table-cell table:style-name="ce2" office:value-type="float" office:value="1.00007304971045" calcext:value-type="float">
            <text:p>1.0000730497</text:p>
          </table:table-cell>
          <table:table-cell table:style-name="ce2" office:value-type="float" office:value="0.987652987703763" calcext:value-type="float">
            <text:p>0.9876529877</text:p>
          </table:table-cell>
          <table:table-cell table:style-name="ce2" office:value-type="float" office:value="0.982392711803172" calcext:value-type="float">
            <text:p>0.9823927118</text:p>
          </table:table-cell>
          <table:table-cell table:style-name="ce2" office:value-type="float" office:value="0.982100425867836" calcext:value-type="float">
            <text:p>0.9821004259</text:p>
          </table:table-cell>
          <table:table-cell table:style-name="ce2" office:value-type="float" office:value="0.994958916777524" calcext:value-type="float">
            <text:p>0.994958916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6.59" calcext:value-type="float">
            <text:p>86.59</text:p>
          </table:table-cell>
          <table:table-cell office:value-type="float" office:value="0" calcext:value-type="float">
            <text:p>0</text:p>
          </table:table-cell>
          <table:table-cell office:value-type="float" office:value="112.769759417271" calcext:value-type="float">
            <text:p>112.76975941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0.00498308234624006" calcext:value-type="float">
            <text:p>0.0049830823</text:p>
          </table:table-cell>
          <table:table-cell table:style-name="ce2" office:value-type="float" office:value="0.0023056056782095" calcext:value-type="float">
            <text:p>0.0023056057</text:p>
          </table:table-cell>
          <table:table-cell table:style-name="ce2" office:value-type="float" office:value="0.000818116177606316" calcext:value-type="float">
            <text:p>0.0008181162</text:p>
          </table:table-cell>
          <table:table-cell table:style-name="ce2" office:value-type="float" office:value="0.00111561296946316" calcext:value-type="float">
            <text:p>0.001115613</text:p>
          </table:table-cell>
          <table:table-cell table:style-name="ce2" office:value-type="float" office:value="0.00222831010936794" calcext:value-type="float">
            <text:p>0.0022283101</text:p>
          </table:table-cell>
          <table:table-cell table:style-name="ce2" office:value-type="float" office:value="0.00354337908451577" calcext:value-type="float">
            <text:p>0.0035433791</text:p>
          </table:table-cell>
          <table:table-cell table:style-name="ce2" office:value-type="float" office:value="0.999196366091531" calcext:value-type="float">
            <text:p>0.9991963661</text:p>
          </table:table-cell>
          <table:table-cell table:style-name="ce2" office:value-type="float" office:value="0.998904080156195" calcext:value-type="float">
            <text:p>0.998904080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4.84" calcext:value-type="float">
            <text:p>84.84</text:p>
          </table:table-cell>
          <table:table-cell office:value-type="float" office:value="0" calcext:value-type="float">
            <text:p>0</text:p>
          </table:table-cell>
          <table:table-cell office:value-type="float" office:value="2.46212148551829" calcext:value-type="float">
            <text:p>2.46212148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float" office:value="0.0153789944174998" calcext:value-type="float">
            <text:p>0.0153789944</text:p>
          </table:table-cell>
          <table:table-cell table:style-name="ce2" office:value-type="float" office:value="0.000328767243786959" calcext:value-type="float">
            <text:p>0.0003287672</text:p>
          </table:table-cell>
          <table:table-cell table:style-name="ce2" office:value-type="float" office:value="-0.000986301731360877" calcext:value-type="float">
            <text:p>-0.0009863017</text:p>
          </table:table-cell>
          <table:table-cell table:style-name="ce2" office:value-type="float" office:value="-0.000547943591862754" calcext:value-type="float">
            <text:p>-0.0005479436</text:p>
          </table:table-cell>
          <table:table-cell table:style-name="ce2" office:value-type="float" office:value="0.00105936232850165" calcext:value-type="float">
            <text:p>0.0010593623</text:p>
          </table:table-cell>
          <table:table-cell table:style-name="ce2" office:value-type="float" office:value="0.00062100418900353" calcext:value-type="float">
            <text:p>0.0006210042</text:p>
          </table:table-cell>
          <table:table-cell table:style-name="ce2" office:value-type="float" office:value="0.00938812887554026" calcext:value-type="float">
            <text:p>0.0093881289</text:p>
          </table:table-cell>
          <table:table-cell table:style-name="ce2" office:value-type="float" office:value="0.994666630842189" calcext:value-type="float">
            <text:p>0.994666630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8.162" calcext:value-type="float">
            <text:p>88.162</text:p>
          </table:table-cell>
          <table:table-cell office:value-type="float" office:value="0" calcext:value-type="float">
            <text:p>0</text:p>
          </table:table-cell>
          <table:table-cell office:value-type="float" office:value="1.25923184491491" calcext:value-type="float">
            <text:p>1.259231844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float" office:value="0.0503013665260186" calcext:value-type="float">
            <text:p>0.0503013665</text:p>
          </table:table-cell>
          <table:table-cell table:style-name="ce2" office:value-type="float" office:value="0.00734246481567773" calcext:value-type="float">
            <text:p>0.0073424648</text:p>
          </table:table-cell>
          <table:table-cell table:style-name="ce2" office:value-type="float" office:value="0.000913241134220101" calcext:value-type="float">
            <text:p>0.0009132411</text:p>
          </table:table-cell>
          <table:table-cell table:style-name="ce2" office:value-type="float" office:value="0.00471233230872859" calcext:value-type="float">
            <text:p>0.0047123323</text:p>
          </table:table-cell>
          <table:table-cell table:style-name="ce2" office:value-type="float" office:value="-0.000694064786144306" calcext:value-type="float">
            <text:p>-0.0006940648</text:p>
          </table:table-cell>
          <table:table-cell table:style-name="ce2" office:value-type="float" office:value="0.971726017034322" calcext:value-type="float">
            <text:p>0.971726017</text:p>
          </table:table-cell>
          <table:table-cell table:style-name="ce2" office:value-type="float" office:value="0.986337875181843" calcext:value-type="float">
            <text:p>0.9863378752</text:p>
          </table:table-cell>
          <table:table-cell table:style-name="ce2" office:value-type="float" office:value="1.0195068419491" calcext:value-type="float">
            <text:p>1.019506841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88.43" calcext:value-type="float">
            <text:p>88.43</text:p>
          </table:table-cell>
          <table:table-cell office:value-type="float" office:value="0" calcext:value-type="float">
            <text:p>0</text:p>
          </table:table-cell>
          <table:table-cell office:value-type="float" office:value="4.2592217657455" calcext:value-type="float">
            <text:p>4.259221765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float" office:value="0.0741187314502999" calcext:value-type="float">
            <text:p>0.0741187315</text:p>
          </table:table-cell>
          <table:table-cell table:style-name="ce2" office:value-type="float" office:value="0.0247305929944696" calcext:value-type="float">
            <text:p>0.024730593</text:p>
          </table:table-cell>
          <table:table-cell table:style-name="ce2" office:value-type="float" office:value="0.00368950027879732" calcext:value-type="float">
            <text:p>0.0036895003</text:p>
          </table:table-cell>
          <table:table-cell table:style-name="ce2" office:value-type="float" office:value="0.00529680619916173" calcext:value-type="float">
            <text:p>0.0052968062</text:p>
          </table:table-cell>
          <table:table-cell table:style-name="ce2" office:value-type="float" office:value="0.00471233230872859" calcext:value-type="float">
            <text:p>0.0047123323</text:p>
          </table:table-cell>
          <table:table-cell table:style-name="ce2" office:value-type="float" office:value="0.976109609315995" calcext:value-type="float">
            <text:p>0.9761096093</text:p>
          </table:table-cell>
          <table:table-cell table:style-name="ce2" office:value-type="float" office:value="0.976547951125454" calcext:value-type="float">
            <text:p>0.9765479511</text:p>
          </table:table-cell>
          <table:table-cell table:style-name="ce2" office:value-type="float" office:value="0.989990839718724" calcext:value-type="float">
            <text:p>0.989990839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7.74" calcext:value-type="float">
            <text:p>87.74</text:p>
          </table:table-cell>
          <table:table-cell office:value-type="float" office:value="0" calcext:value-type="float">
            <text:p>0</text:p>
          </table:table-cell>
          <table:table-cell office:value-type="float" office:value="4.2954854154048" calcext:value-type="float">
            <text:p>4.295485415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float" office:value="0.0118806548646266" calcext:value-type="float">
            <text:p>0.0118806549</text:p>
          </table:table-cell>
          <table:table-cell table:style-name="ce2" office:value-type="float" office:value="-0.00477518549574912" calcext:value-type="float">
            <text:p>-0.0047751855</text:p>
          </table:table-cell>
          <table:table-cell table:style-name="ce2" office:value-type="float" office:value="-0.0101233914293999" calcext:value-type="float">
            <text:p>-0.0101233914</text:p>
          </table:table-cell>
          <table:table-cell table:style-name="ce2" office:value-type="float" office:value="-0.00951216886997635" calcext:value-type="float">
            <text:p>-0.0095121689</text:p>
          </table:table-cell>
          <table:table-cell table:style-name="ce2" office:value-type="float" office:value="-0.0131795099189808" calcext:value-type="float">
            <text:p>-0.0131795099</text:p>
          </table:table-cell>
          <table:table-cell table:style-name="ce2" office:value-type="float" office:value="0.958665976223992" calcext:value-type="float">
            <text:p>0.9586659762</text:p>
          </table:table-cell>
          <table:table-cell table:style-name="ce2" office:value-type="float" office:value="1.01321771773297" calcext:value-type="float">
            <text:p>1.0132177177</text:p>
          </table:table-cell>
          <table:table-cell table:style-name="ce2" office:value-type="float" office:value="1.02895669579189" calcext:value-type="float">
            <text:p>1.028956695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91.71" calcext:value-type="float">
            <text:p>91.71</text:p>
          </table:table-cell>
          <table:table-cell office:value-type="float" office:value="0" calcext:value-type="float">
            <text:p>0</text:p>
          </table:table-cell>
          <table:table-cell office:value-type="float" office:value="4.34977612873009" calcext:value-type="float">
            <text:p>4.349776128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float" office:value="0.0282308839452906" calcext:value-type="float">
            <text:p>0.0282308839</text:p>
          </table:table-cell>
          <table:table-cell table:style-name="ce2" office:value-type="float" office:value="0.00164266276312444" calcext:value-type="float">
            <text:p>0.0016426628</text:p>
          </table:table-cell>
          <table:table-cell table:style-name="ce2" office:value-type="float" office:value="-0.000955035960657154" calcext:value-type="float">
            <text:p>-0.000955036</text:p>
          </table:table-cell>
          <table:table-cell table:style-name="ce2" office:value-type="float" office:value="-0.00691447014619475" calcext:value-type="float">
            <text:p>-0.0069144701</text:p>
          </table:table-cell>
          <table:table-cell table:style-name="ce2" office:value-type="float" office:value="-0.0133323184050683" calcext:value-type="float">
            <text:p>-0.0133323184</text:p>
          </table:table-cell>
          <table:table-cell table:style-name="ce2" office:value-type="float" office:value="0.992894530631122" calcext:value-type="float">
            <text:p>0.9928945306</text:p>
          </table:table-cell>
          <table:table-cell table:style-name="ce2" office:value-type="float" office:value="0.999312350427679" calcext:value-type="float">
            <text:p>0.9993123504</text:p>
          </table:table-cell>
          <table:table-cell table:style-name="ce2" office:value-type="float" office:value="1.02360851262809" calcext:value-type="float">
            <text:p>1.023608512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75.59" calcext:value-type="float">
            <text:p>75.59</text:p>
          </table:table-cell>
          <table:table-cell office:value-type="float" office:value="0" calcext:value-type="float">
            <text:p>0</text:p>
          </table:table-cell>
          <table:table-cell office:value-type="float" office:value="3.80958334881168" calcext:value-type="float">
            <text:p>3.809583348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float" office:value="0.0051571953260413" calcext:value-type="float">
            <text:p>0.0051571953</text:p>
          </table:table-cell>
          <table:table-cell table:style-name="ce2" office:value-type="float" office:value="-0.0122626760798455" calcext:value-type="float">
            <text:p>-0.0122626761</text:p>
          </table:table-cell>
          <table:table-cell table:style-name="ce2" office:value-type="float" office:value="0.204874511011706" calcext:value-type="float">
            <text:p>0.204874511</text:p>
          </table:table-cell>
          <table:table-cell table:style-name="ce2" office:value-type="float" office:value="0.987851918899794" calcext:value-type="float">
            <text:p>0.9878519189</text:p>
          </table:table-cell>
          <table:table-cell table:style-name="ce2" office:value-type="float" office:value="1.0228444474278" calcext:value-type="float">
            <text:p>1.0228444474</text:p>
          </table:table-cell>
          <table:table-cell table:style-name="ce2" office:value-type="float" office:value="0.996409103041283" calcext:value-type="float">
            <text:p>0.996409103</text:p>
          </table:table-cell>
          <table:table-cell table:style-name="ce2" office:value-type="float" office:value="1.01887156340865" calcext:value-type="float">
            <text:p>1.0188715634</text:p>
          </table:table-cell>
          <table:table-cell table:style-name="ce2" office:value-type="float" office:value="1.02742865647072" calcext:value-type="float">
            <text:p>1.027428656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77.05" calcext:value-type="float">
            <text:p>77.05</text:p>
          </table:table-cell>
          <table:table-cell office:value-type="float" office:value="0" calcext:value-type="float">
            <text:p>0</text:p>
          </table:table-cell>
          <table:table-cell office:value-type="float" office:value="20.6433881955201" calcext:value-type="float">
            <text:p>20.643388195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float" office:value="0.0024066938086355" calcext:value-type="float">
            <text:p>0.0024066938</text:p>
          </table:table-cell>
          <table:table-cell table:style-name="ce2" office:value-type="float" office:value="-0.00905374910417704" calcext:value-type="float">
            <text:p>-0.0090537491</text:p>
          </table:table-cell>
          <table:table-cell table:style-name="ce2" office:value-type="float" office:value="-0.011651453520422" calcext:value-type="float">
            <text:p>-0.0116514535</text:p>
          </table:table-cell>
          <table:table-cell table:style-name="ce2" office:value-type="float" office:value="-0.0110402252685351" calcext:value-type="float">
            <text:p>-0.0110402253</text:p>
          </table:table-cell>
          <table:table-cell table:style-name="ce2" office:value-type="float" office:value="0.364098243902381" calcext:value-type="float">
            <text:p>0.3640982439</text:p>
          </table:table-cell>
          <table:table-cell table:style-name="ce2" office:value-type="float" office:value="1.01337054898891" calcext:value-type="float">
            <text:p>1.013370549</text:p>
          </table:table-cell>
          <table:table-cell table:style-name="ce2" office:value-type="float" office:value="1.02085800541822" calcext:value-type="float">
            <text:p>1.0208580054</text:p>
          </table:table-cell>
          <table:table-cell table:style-name="ce2" office:value-type="float" office:value="1.01932996609705" calcext:value-type="float">
            <text:p>1.019329966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41.67" calcext:value-type="float">
            <text:p>41.67</text:p>
          </table:table-cell>
          <table:table-cell office:value-type="float" office:value="0" calcext:value-type="float">
            <text:p>0</text:p>
          </table:table-cell>
          <table:table-cell office:value-type="float" office:value="3.17656302463588" calcext:value-type="float">
            <text:p>3.176563024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float" office:value="0.00561561509184061" calcext:value-type="float">
            <text:p>0.0056156151</text:p>
          </table:table-cell>
          <table:table-cell table:style-name="ce2" office:value-type="float" office:value="-0.0037055431705263" calcext:value-type="float">
            <text:p>-0.0037055432</text:p>
          </table:table-cell>
          <table:table-cell table:style-name="ce2" office:value-type="float" office:value="-0.0119570648001337" calcext:value-type="float">
            <text:p>-0.0119570648</text:p>
          </table:table-cell>
          <table:table-cell table:style-name="ce2" office:value-type="float" office:value="-0.00951216886997635" calcext:value-type="float">
            <text:p>-0.0095121689</text:p>
          </table:table-cell>
          <table:table-cell table:style-name="ce2" office:value-type="float" office:value="-0.0118042563140462" calcext:value-type="float">
            <text:p>-0.0118042563</text:p>
          </table:table-cell>
          <table:table-cell table:style-name="ce2" office:value-type="float" office:value="0.969362433631001" calcext:value-type="float">
            <text:p>0.9693624336</text:p>
          </table:table-cell>
          <table:table-cell table:style-name="ce2" office:value-type="float" office:value="1.00129888351667" calcext:value-type="float">
            <text:p>1.0012988835</text:p>
          </table:table-cell>
          <table:table-cell table:style-name="ce2" office:value-type="float" office:value="1.02238604473939" calcext:value-type="float">
            <text:p>1.022386044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93.79" calcext:value-type="float">
            <text:p>93.79</text:p>
          </table:table-cell>
          <table:table-cell office:value-type="float" office:value="0" calcext:value-type="float">
            <text:p>0</text:p>
          </table:table-cell>
          <table:table-cell office:value-type="float" office:value="4.55448153191367" calcext:value-type="float">
            <text:p>4.554481531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float" office:value="0.014325550794784" calcext:value-type="float">
            <text:p>0.0143255508</text:p>
          </table:table-cell>
          <table:table-cell table:style-name="ce2" office:value-type="float" office:value="-0.00446957421603736" calcext:value-type="float">
            <text:p>-0.0044695742</text:p>
          </table:table-cell>
          <table:table-cell table:style-name="ce2" office:value-type="float" office:value="-0.0133323184050683" calcext:value-type="float">
            <text:p>-0.0133323184</text:p>
          </table:table-cell>
          <table:table-cell table:style-name="ce2" office:value-type="float" office:value="-0.0108874224749109" calcext:value-type="float">
            <text:p>-0.0108874225</text:p>
          </table:table-cell>
          <table:table-cell table:style-name="ce2" office:value-type="float" office:value="-0.0119570648001337" calcext:value-type="float">
            <text:p>-0.0119570648</text:p>
          </table:table-cell>
          <table:table-cell table:style-name="ce2" office:value-type="float" office:value="1.00466062467089" calcext:value-type="float">
            <text:p>1.0046606247</text:p>
          </table:table-cell>
          <table:table-cell table:style-name="ce2" office:value-type="float" office:value="1.01657945888719" calcext:value-type="float">
            <text:p>1.0165794589</text:p>
          </table:table-cell>
          <table:table-cell table:style-name="ce2" office:value-type="float" office:value="1.03109596905741" calcext:value-type="float">
            <text:p>1.031095969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5.83" calcext:value-type="float">
            <text:p>85.83</text:p>
          </table:table-cell>
          <table:table-cell office:value-type="float" office:value="0" calcext:value-type="float">
            <text:p>0</text:p>
          </table:table-cell>
          <table:table-cell office:value-type="float" office:value="4.64428732973162" calcext:value-type="float">
            <text:p>4.644287329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float" office:value="-0.00324712909719034" calcext:value-type="float">
            <text:p>-0.0032471291</text:p>
          </table:table-cell>
          <table:table-cell table:style-name="ce2" office:value-type="float" office:value="-0.0102761999154874" calcext:value-type="float">
            <text:p>-0.0102761999</text:p>
          </table:table-cell>
          <table:table-cell table:style-name="ce2" office:value-type="float" office:value="-0.0139435409644918" calcext:value-type="float">
            <text:p>-0.013943541</text:p>
          </table:table-cell>
          <table:table-cell table:style-name="ce2" office:value-type="float" office:value="-0.00997058863577566" calcext:value-type="float">
            <text:p>-0.0099705886</text:p>
          </table:table-cell>
          <table:table-cell table:style-name="ce2" office:value-type="float" office:value="-0.0114986450343344" calcext:value-type="float">
            <text:p>-0.011498645</text:p>
          </table:table-cell>
          <table:table-cell table:style-name="ce2" office:value-type="float" office:value="0.808304976137421" calcext:value-type="float">
            <text:p>0.8083049761</text:p>
          </table:table-cell>
          <table:table-cell table:style-name="ce2" office:value-type="float" office:value="0.990449594853722" calcext:value-type="float">
            <text:p>0.9904495949</text:p>
          </table:table-cell>
          <table:table-cell table:style-name="ce2" office:value-type="float" office:value="1.03904191925455" calcext:value-type="float">
            <text:p>1.039041919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65.97" calcext:value-type="float">
            <text:p>65.97</text:p>
          </table:table-cell>
          <table:table-cell office:value-type="float" office:value="0" calcext:value-type="float">
            <text:p>0</text:p>
          </table:table-cell>
          <table:table-cell office:value-type="float" office:value="2.94977377447615" calcext:value-type="float">
            <text:p>2.949773774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float" office:value="-0.000496621887321195" calcext:value-type="float">
            <text:p>-0.0004966219</text:p>
          </table:table-cell>
          <table:table-cell table:style-name="ce2" office:value-type="float" office:value="0.00469878125270534" calcext:value-type="float">
            <text:p>0.0046987813</text:p>
          </table:table-cell>
          <table:table-cell table:style-name="ce2" office:value-type="float" office:value="0.000420217644277419" calcext:value-type="float">
            <text:p>0.0004202176</text:p>
          </table:table-cell>
          <table:table-cell table:style-name="ce2" office:value-type="float" office:value="-0.00951216886997635" calcext:value-type="float">
            <text:p>-0.0095121689</text:p>
          </table:table-cell>
          <table:table-cell table:style-name="ce2" office:value-type="float" office:value="-0.0130267014328932" calcext:value-type="float">
            <text:p>-0.0130267014</text:p>
          </table:table-cell>
          <table:table-cell table:style-name="ce2" office:value-type="float" office:value="0.918478095788128" calcext:value-type="float">
            <text:p>0.9184780958</text:p>
          </table:table-cell>
          <table:table-cell table:style-name="ce2" office:value-type="float" office:value="0.990144023421254" calcext:value-type="float">
            <text:p>0.9901440234</text:p>
          </table:table-cell>
          <table:table-cell table:style-name="ce2" office:value-type="float" office:value="1.04011155588731" calcext:value-type="float">
            <text:p>1.040111555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77.61" calcext:value-type="float">
            <text:p>77.61</text:p>
          </table:table-cell>
          <table:table-cell office:value-type="float" office:value="0" calcext:value-type="float">
            <text:p>0</text:p>
          </table:table-cell>
          <table:table-cell office:value-type="float" office:value="3.59334630852342" calcext:value-type="float">
            <text:p>3.593346308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float" office:value="0.938648451634031" calcext:value-type="float">
            <text:p>0.9386484516</text:p>
          </table:table-cell>
          <table:table-cell table:style-name="ce2" office:value-type="float" office:value="1.0462238042514" calcext:value-type="float">
            <text:p>1.0462238043</text:p>
          </table:table-cell>
          <table:table-cell table:style-name="ce2" office:value-type="float" office:value="1.05111358472678" calcext:value-type="float">
            <text:p>1.0511135847</text:p>
          </table:table-cell>
          <table:table-cell table:style-name="ce2" office:value-type="float" office:value="1.04484850510675" calcext:value-type="float">
            <text:p>1.0448485051</text:p>
          </table:table-cell>
          <table:table-cell table:number-columns-repeated="2" table:style-name="ce2" office:value-type="float" office:value="1.02376134388403" calcext:value-type="float">
            <text:p>1.0237613439</text:p>
          </table:table-cell>
          <table:table-cell table:style-name="ce2" office:value-type="float" office:value="1.01306488647703" calcext:value-type="float">
            <text:p>1.0130648865</text:p>
          </table:table-cell>
          <table:table-cell table:style-name="ce2" office:value-type="float" office:value="1.06486612077613" calcext:value-type="float">
            <text:p>1.064866120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92.3" calcext:value-type="float">
            <text:p>92.3</text:p>
          </table:table-cell>
          <table:table-cell office:value-type="float" office:value="0" calcext:value-type="float">
            <text:p>0</text:p>
          </table:table-cell>
          <table:table-cell office:value-type="float" office:value="170.264101342342" calcext:value-type="float">
            <text:p>170.264101342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table:number-columns-repeated="8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float" office:value="-0.00997058863577566" calcext:value-type="float">
            <text:p>-0.0099705886</text:p>
          </table:table-cell>
          <table:table-cell table:style-name="ce2" office:value-type="float" office:value="-0.00874813782446529" calcext:value-type="float">
            <text:p>-0.0087481378</text:p>
          </table:table-cell>
          <table:table-cell table:style-name="ce2" office:value-type="float" office:value="-0.00798410677895423" calcext:value-type="float">
            <text:p>-0.0079841068</text:p>
          </table:table-cell>
          <table:table-cell table:style-name="ce2" office:value-type="float" office:value="-0.0102761999154874" calcext:value-type="float">
            <text:p>-0.0102761999</text:p>
          </table:table-cell>
          <table:table-cell table:style-name="ce2" office:value-type="float" office:value="-0.0131795099189808" calcext:value-type="float">
            <text:p>-0.0131795099</text:p>
          </table:table-cell>
          <table:table-cell table:style-name="ce2" office:value-type="float" office:value="1.02162207061851" calcext:value-type="float">
            <text:p>1.0216220706</text:p>
          </table:table-cell>
          <table:table-cell table:style-name="ce2" office:value-type="float" office:value="1.02483098051679" calcext:value-type="float">
            <text:p>1.0248309805</text:p>
          </table:table-cell>
          <table:table-cell table:style-name="ce2" office:value-type="float" office:value="1.03980598445484" calcext:value-type="float">
            <text:p>1.039805984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1.22" calcext:value-type="float">
            <text:p>81.22</text:p>
          </table:table-cell>
          <table:table-cell office:value-type="float" office:value="0" calcext:value-type="float">
            <text:p>0</text:p>
          </table:table-cell>
          <table:table-cell office:value-type="float" office:value="4.64403399143972" calcext:value-type="float">
            <text:p>4.644033991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float" office:value="-0.00890094631055284" calcext:value-type="float">
            <text:p>-0.0089009463</text:p>
          </table:table-cell>
          <table:table-cell table:style-name="ce2" office:value-type="float" office:value="1.00022917402038" calcext:value-type="float">
            <text:p>1.000229174</text:p>
          </table:table-cell>
          <table:table-cell table:style-name="ce2" office:value-type="float" office:value="1.01245367074856" calcext:value-type="float">
            <text:p>1.0124536707</text:p>
          </table:table-cell>
          <table:table-cell table:style-name="ce2" office:value-type="float" office:value="0.99717307716216" calcext:value-type="float">
            <text:p>0.9971730772</text:p>
          </table:table-cell>
          <table:table-cell table:style-name="ce2" office:value-type="float" office:value="0.950261714417858" calcext:value-type="float">
            <text:p>0.9502617144</text:p>
          </table:table-cell>
          <table:table-cell table:style-name="ce2" office:value-type="float" office:value="1.01337054898891" calcext:value-type="float">
            <text:p>1.013370549</text:p>
          </table:table-cell>
          <table:table-cell table:style-name="ce2" office:value-type="float" office:value="0.986629451011093" calcext:value-type="float">
            <text:p>0.986629451</text:p>
          </table:table-cell>
          <table:table-cell table:style-name="ce2" office:value-type="float" office:value="1.03094322888088" calcext:value-type="float">
            <text:p>1.030943228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2.18" calcext:value-type="float">
            <text:p>82.18</text:p>
          </table:table-cell>
          <table:table-cell office:value-type="float" office:value="0" calcext:value-type="float">
            <text:p>0</text:p>
          </table:table-cell>
          <table:table-cell office:value-type="float" office:value="74.4939011005892" calcext:value-type="float">
            <text:p>74.493901100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float" office:value="0.00194334353300128" calcext:value-type="float">
            <text:p>0.0019433435</text:p>
          </table:table-cell>
          <table:table-cell table:style-name="ce2" office:value-type="float" office:value="0.0101651836991075" calcext:value-type="float">
            <text:p>0.0101651837</text:p>
          </table:table-cell>
          <table:table-cell table:style-name="ce2" office:value-type="float" office:value="-0.00164436803322125" calcext:value-type="float">
            <text:p>-0.001644368</text:p>
          </table:table-cell>
          <table:table-cell table:style-name="ce2" office:value-type="float" office:value="0.000298975499780036" calcext:value-type="float">
            <text:p>0.0002989755</text:p>
          </table:table-cell>
          <table:table-cell table:style-name="ce2" office:value-type="float" office:value="-0.00224231903278132" calcext:value-type="float">
            <text:p>-0.002242319</text:p>
          </table:table-cell>
          <table:table-cell table:style-name="ce2" office:value-type="float" office:value="-0.000597950999560071" calcext:value-type="float">
            <text:p>-0.000597951</text:p>
          </table:table-cell>
          <table:table-cell table:style-name="ce2" office:value-type="float" office:value="1.00979144065672" calcext:value-type="float">
            <text:p>1.0097914407</text:p>
          </table:table-cell>
          <table:table-cell table:style-name="ce2" office:value-type="float" office:value="1.02817848679738" calcext:value-type="float">
            <text:p>1.028178486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78.04" calcext:value-type="float">
            <text:p>78.04</text:p>
          </table:table-cell>
          <table:table-cell office:value-type="float" office:value="0" calcext:value-type="float">
            <text:p>0</text:p>
          </table:table-cell>
          <table:table-cell office:value-type="float" office:value="2.2410955622194" calcext:value-type="float">
            <text:p>2.241095562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float" office:value="-0.00149487749890018" calcext:value-type="float">
            <text:p>-0.0014948775</text:p>
          </table:table-cell>
          <table:table-cell table:style-name="ce2" office:value-type="float" office:value="-0.00134539253344121" calcext:value-type="float">
            <text:p>-0.00134539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4949053432107" calcext:value-type="float">
            <text:p>0.0001494905</text:p>
          </table:table-cell>
          <table:table-cell table:style-name="ce2" office:value-type="float" office:value="0.999775775336243" calcext:value-type="float">
            <text:p>0.9997757753</text:p>
          </table:table-cell>
          <table:table-cell table:style-name="ce2" office:value-type="float" office:value="1.01009046627626" calcext:value-type="float">
            <text:p>1.0100904663</text:p>
          </table:table-cell>
          <table:table-cell table:style-name="ce2" office:value-type="float" office:value="1.00545628198775" calcext:value-type="float">
            <text:p>1.005456282</text:p>
          </table:table-cell>
          <table:table-cell table:style-name="ce2" office:value-type="float" office:value="1.03819415211786" calcext:value-type="float">
            <text:p>1.038194152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50.21" calcext:value-type="float">
            <text:p>50.21</text:p>
          </table:table-cell>
          <table:table-cell office:value-type="float" office:value="0" calcext:value-type="float">
            <text:p>0</text:p>
          </table:table-cell>
          <table:table-cell office:value-type="float" office:value="5.55946529776437" calcext:value-type="float">
            <text:p>5.559465297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float" office:value="1.06226179401182" calcext:value-type="float">
            <text:p>1.062261794</text:p>
          </table:table-cell>
          <table:table-cell table:style-name="ce2" office:value-type="float" office:value="1.05418943881118" calcext:value-type="float">
            <text:p>1.0541894388</text:p>
          </table:table-cell>
          <table:table-cell table:style-name="ce2" office:value-type="float" office:value="1.00485831985047" calcext:value-type="float">
            <text:p>1.0048583199</text:p>
          </table:table-cell>
          <table:table-cell table:style-name="ce2" office:value-type="float" office:value="0.957620112921153" calcext:value-type="float">
            <text:p>0.9576201129</text:p>
          </table:table-cell>
          <table:table-cell table:style-name="ce2" office:value-type="float" office:value="0.971373063875104" calcext:value-type="float">
            <text:p>0.9713730639</text:p>
          </table:table-cell>
          <table:table-cell table:style-name="ce2" office:value-type="float" office:value="0.95507884066404" calcext:value-type="float">
            <text:p>0.9550788407</text:p>
          </table:table-cell>
          <table:table-cell table:style-name="ce2" office:value-type="float" office:value="1.00994095346649" calcext:value-type="float">
            <text:p>1.0099409535</text:p>
          </table:table-cell>
          <table:table-cell table:style-name="ce2" office:value-type="float" office:value="1.04910680519516" calcext:value-type="float">
            <text:p>1.049106805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50.95" calcext:value-type="float">
            <text:p>50.95</text:p>
          </table:table-cell>
          <table:table-cell office:value-type="float" office:value="0" calcext:value-type="float">
            <text:p>0</text:p>
          </table:table-cell>
          <table:table-cell office:value-type="float" office:value="624.407499046085" calcext:value-type="float">
            <text:p>624.407499046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float" office:value="0.0037372021005436" calcext:value-type="float">
            <text:p>0.0037372021</text:p>
          </table:table-cell>
          <table:table-cell table:style-name="ce2" office:value-type="float" office:value="0.000747441533881141" calcext:value-type="float">
            <text:p>0.0007474415</text:p>
          </table:table-cell>
          <table:table-cell table:style-name="ce2" office:value-type="float" office:value="-0.00134539253344121" calcext:value-type="float">
            <text:p>-0.0013453925</text:p>
          </table:table-cell>
          <table:table-cell table:style-name="ce2" office:value-type="float" office:value="-0.00119590199912014" calcext:value-type="float">
            <text:p>-0.001195902</text:p>
          </table:table-cell>
          <table:table-cell table:style-name="ce2" office:value-type="float" office:value="-0.00328873606644249" calcext:value-type="float">
            <text:p>-0.0032887361</text:p>
          </table:table-cell>
          <table:table-cell table:style-name="ce2" office:value-type="float" office:value="0.99140448361785" calcext:value-type="float">
            <text:p>0.9914044836</text:p>
          </table:table-cell>
          <table:table-cell table:style-name="ce2" office:value-type="float" office:value="0.998878876681213" calcext:value-type="float">
            <text:p>0.9988788767</text:p>
          </table:table-cell>
          <table:table-cell table:style-name="ce2" office:value-type="float" office:value="1.02877644893467" calcext:value-type="float">
            <text:p>1.028776448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73.75" calcext:value-type="float">
            <text:p>73.75</text:p>
          </table:table-cell>
          <table:table-cell office:value-type="float" office:value="0" calcext:value-type="float">
            <text:p>0</text:p>
          </table:table-cell>
          <table:table-cell office:value-type="float" office:value="3.7189026218568" calcext:value-type="float">
            <text:p>3.718902621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float" office:value="0.00119590199912014" calcext:value-type="float">
            <text:p>0.001195902</text:p>
          </table:table-cell>
          <table:table-cell table:style-name="ce2" office:value-type="float" office:value="-0.000298975499780036" calcext:value-type="float">
            <text:p>-0.0002989755</text:p>
          </table:table-cell>
          <table:table-cell table:style-name="ce2" office:value-type="float" office:value="1.02055458092425" calcext:value-type="float">
            <text:p>1.0205545809</text:p>
          </table:table-cell>
          <table:table-cell table:style-name="ce2" office:value-type="float" office:value="1.01263173853337" calcext:value-type="float">
            <text:p>1.0126317385</text:p>
          </table:table-cell>
          <table:table-cell table:style-name="ce2" office:value-type="float" office:value="1.00246656040313" calcext:value-type="float">
            <text:p>1.0024665604</text:p>
          </table:table-cell>
          <table:table-cell table:style-name="ce2" office:value-type="float" office:value="0.996487028132076" calcext:value-type="float">
            <text:p>0.9964870281</text:p>
          </table:table-cell>
          <table:table-cell table:style-name="ce2" office:value-type="float" office:value="0.983780577744718" calcext:value-type="float">
            <text:p>0.9837805777</text:p>
          </table:table-cell>
          <table:table-cell table:style-name="ce2" office:value-type="float" office:value="1.03146723400155" calcext:value-type="float">
            <text:p>1.03146723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79.91" calcext:value-type="float">
            <text:p>79.91</text:p>
          </table:table-cell>
          <table:table-cell office:value-type="float" office:value="0" calcext:value-type="float">
            <text:p>0</text:p>
          </table:table-cell>
          <table:table-cell office:value-type="float" office:value="37.177650278803" calcext:value-type="float">
            <text:p>37.177650278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table:number-columns-repeated="8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table:number-columns-repeated="8"/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table:number-columns-repeated="8"/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float" office:value="1.05433886251915" calcext:value-type="float">
            <text:p>1.0543388625</text:p>
          </table:table-cell>
          <table:table-cell table:style-name="ce2" office:value-type="float" office:value="1.05628226174077" calcext:value-type="float">
            <text:p>1.0562822617</text:p>
          </table:table-cell>
          <table:table-cell table:style-name="ce2" office:value-type="float" office:value="1.03071975905449" calcext:value-type="float">
            <text:p>1.0307197591</text:p>
          </table:table-cell>
          <table:table-cell table:style-name="ce2" office:value-type="float" office:value="1.01651844787482" calcext:value-type="float">
            <text:p>1.0165184479</text:p>
          </table:table-cell>
          <table:table-cell table:style-name="ce2" office:value-type="float" office:value="1.00859560548394" calcext:value-type="float">
            <text:p>1.0085956055</text:p>
          </table:table-cell>
          <table:table-cell table:style-name="ce2" office:value-type="float" office:value="0.98736826146663" calcext:value-type="float">
            <text:p>0.9873682615</text:p>
          </table:table-cell>
          <table:table-cell table:style-name="ce2" office:value-type="float" office:value="1.00949250413897" calcext:value-type="float">
            <text:p>1.0094925041</text:p>
          </table:table-cell>
          <table:table-cell table:style-name="ce2" office:value-type="float" office:value="1.05403992600141" calcext:value-type="float">
            <text:p>1.05403992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79.51" calcext:value-type="float">
            <text:p>79.51</text:p>
          </table:table-cell>
          <table:table-cell office:value-type="float" office:value="0" calcext:value-type="float">
            <text:p>0</text:p>
          </table:table-cell>
          <table:table-cell office:value-type="float" office:value="945.550538634855" calcext:value-type="float">
            <text:p>945.550538634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float" office:value="0.0103146742334286" calcext:value-type="float">
            <text:p>0.0103146742</text:p>
          </table:table-cell>
          <table:table-cell table:style-name="ce2" office:value-type="float" office:value="0.0041856625657826" calcext:value-type="float">
            <text:p>0.0041856626</text:p>
          </table:table-cell>
          <table:table-cell table:style-name="ce2" office:value-type="float" office:value="0.00104641703366118" calcext:value-type="float">
            <text:p>0.001046417</text:p>
          </table:table-cell>
          <table:table-cell table:style-name="ce2" office:value-type="float" office:value="0.00224231903278132" calcext:value-type="float">
            <text:p>0.002242319</text:p>
          </table:table-cell>
          <table:table-cell table:style-name="ce2" office:value-type="float" office:value="-0.00104641703366118" calcext:value-type="float">
            <text:p>-0.001046417</text:p>
          </table:table-cell>
          <table:table-cell table:style-name="ce2" office:value-type="float" office:value="0.000747441533881141" calcext:value-type="float">
            <text:p>0.0007474415</text:p>
          </table:table-cell>
          <table:table-cell table:style-name="ce2" office:value-type="float" office:value="0.983780577744718" calcext:value-type="float">
            <text:p>0.9837805777</text:p>
          </table:table-cell>
          <table:table-cell table:style-name="ce2" office:value-type="float" office:value="1.03610132918826" calcext:value-type="float">
            <text:p>1.036101329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78.6" calcext:value-type="float">
            <text:p>78.6</text:p>
          </table:table-cell>
          <table:table-cell office:value-type="float" office:value="0" calcext:value-type="float">
            <text:p>0</text:p>
          </table:table-cell>
          <table:table-cell office:value-type="float" office:value="1.89206948950657" calcext:value-type="float">
            <text:p>1.892069489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float" office:value="0.0762388805277374" calcext:value-type="float">
            <text:p>0.0762388805</text:p>
          </table:table-cell>
          <table:table-cell table:style-name="ce2" office:value-type="float" office:value="0.0354286551969863" calcext:value-type="float">
            <text:p>0.0354286552</text:p>
          </table:table-cell>
          <table:table-cell table:style-name="ce2" office:value-type="float" office:value="0.0070259381669861" calcext:value-type="float">
            <text:p>0.0070259382</text:p>
          </table:table-cell>
          <table:table-cell table:style-name="ce2" office:value-type="float" office:value="0.00612900609878388" calcext:value-type="float">
            <text:p>0.00612900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00037361495856" calcext:value-type="float">
            <text:p>0.5000373615</text:p>
          </table:table-cell>
          <table:table-cell table:style-name="ce2" office:value-type="float" office:value="1.00171908545607" calcext:value-type="float">
            <text:p>1.0017190855</text:p>
          </table:table-cell>
          <table:table-cell table:style-name="ce2" office:value-type="float" office:value="1.03146723400155" calcext:value-type="float">
            <text:p>1.03146723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78.29" calcext:value-type="float">
            <text:p>78.29</text:p>
          </table:table-cell>
          <table:table-cell office:value-type="float" office:value="0" calcext:value-type="float">
            <text:p>0</text:p>
          </table:table-cell>
          <table:table-cell office:value-type="float" office:value="3.11907413223163" calcext:value-type="float">
            <text:p>3.119074132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float" office:value="0.046640255929755" calcext:value-type="float">
            <text:p>0.0466402559</text:p>
          </table:table-cell>
          <table:table-cell table:style-name="ce2" office:value-type="float" office:value="0.0192839503645539" calcext:value-type="float">
            <text:p>0.0192839504</text:p>
          </table:table-cell>
          <table:table-cell table:style-name="ce2" office:value-type="float" office:value="0.00642798159856392" calcext:value-type="float">
            <text:p>0.0064279816</text:p>
          </table:table-cell>
          <table:table-cell table:style-name="ce2" office:value-type="float" office:value="0.000597950999560071" calcext:value-type="float">
            <text:p>0.000597951</text:p>
          </table:table-cell>
          <table:table-cell table:style-name="ce2" office:value-type="float" office:value="1.02518876521275" calcext:value-type="float">
            <text:p>1.0251887652</text:p>
          </table:table-cell>
          <table:table-cell table:style-name="ce2" office:value-type="float" office:value="0.999925288146012" calcext:value-type="float">
            <text:p>0.9999252881</text:p>
          </table:table-cell>
          <table:table-cell table:style-name="ce2" office:value-type="float" office:value="0.999028300389189" calcext:value-type="float">
            <text:p>0.9990283004</text:p>
          </table:table-cell>
          <table:table-cell table:style-name="ce2" office:value-type="float" office:value="1.03879211425514" calcext:value-type="float">
            <text:p>1.038792114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61.72" calcext:value-type="float">
            <text:p>61.72</text:p>
          </table:table-cell>
          <table:table-cell office:value-type="float" office:value="0" calcext:value-type="float">
            <text:p>0</text:p>
          </table:table-cell>
          <table:table-cell office:value-type="float" office:value="7.00824792128125" calcext:value-type="float">
            <text:p>7.008247921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float" office:value="0.0602777071523248" calcext:value-type="float">
            <text:p>0.0602777072</text:p>
          </table:table-cell>
          <table:table-cell table:style-name="ce2" office:value-type="float" office:value="0.0185138654018974" calcext:value-type="float">
            <text:p>0.0185138654</text:p>
          </table:table-cell>
          <table:table-cell table:style-name="ce2" office:value-type="float" office:value="0.0103333198513049" calcext:value-type="float">
            <text:p>0.0103333199</text:p>
          </table:table-cell>
          <table:table-cell table:style-name="ce2" office:value-type="float" office:value="0.00100462943272588" calcext:value-type="float">
            <text:p>0.0010046294</text:p>
          </table:table-cell>
          <table:table-cell table:style-name="ce2" office:value-type="float" office:value="-0.00731943689960252" calcext:value-type="float">
            <text:p>-0.0073194369</text:p>
          </table:table-cell>
          <table:table-cell table:style-name="ce2" office:value-type="float" office:value="-0.00531017803415077" calcext:value-type="float">
            <text:p>-0.005310178</text:p>
          </table:table-cell>
          <table:table-cell table:style-name="ce2" office:value-type="float" office:value="-0.00674535911913398" calcext:value-type="float">
            <text:p>-0.0067453591</text:p>
          </table:table-cell>
          <table:table-cell table:style-name="ce2" office:value-type="float" office:value="0.358652376001672" calcext:value-type="float">
            <text:p>0.358652376</text:p>
          </table:table-cell>
          <table:table-cell table:style-name="ce3" office:value-type="float" office:value="0.998969515936912" calcext:value-type="float">
            <text:p>0.9989695159</text:p>
          </table:table-cell>
          <table:table-cell table:style-name="ce3" office:value-type="float" office:value="1.00794967725681" calcext:value-type="float">
            <text:p>1.0079496773</text:p>
          </table:table-cell>
          <table:table-cell table:style-name="ce3" office:value-type="float" office:value="1.0185492176834" calcext:value-type="float">
            <text:p>1.0185492177</text:p>
          </table:table-cell>
          <table:table-cell table:style-name="ce6" office:value-type="float" office:value="81.85" calcext:value-type="float">
            <text:p>81.85</text:p>
          </table:table-cell>
          <table:table-cell office:value-type="float" office:value="0" calcext:value-type="float">
            <text:p>0</text:p>
          </table:table-cell>
          <table:table-cell office:value-type="float" office:value="0.764561124142095" calcext:value-type="float">
            <text:p>0.764561124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float" office:value="0.0132036873677466" calcext:value-type="float">
            <text:p>0.0132036874</text:p>
          </table:table-cell>
          <table:table-cell table:style-name="ce2" office:value-type="float" office:value="0.0179397929679041" calcext:value-type="float">
            <text:p>0.017939793</text:p>
          </table:table-cell>
          <table:table-cell table:style-name="ce2" office:value-type="float" office:value="0.00358796073217092" calcext:value-type="float">
            <text:p>0.0035879607</text:p>
          </table:table-cell>
          <table:table-cell table:style-name="ce2" office:value-type="float" office:value="0.000861108650989928" calcext:value-type="float">
            <text:p>0.0008611087</text:p>
          </table:table-cell>
          <table:table-cell table:style-name="ce2" office:value-type="float" office:value="-0.00516665725241482" calcext:value-type="float">
            <text:p>-0.0051666573</text:p>
          </table:table-cell>
          <table:table-cell table:style-name="ce2" office:value-type="float" office:value="-0.00660184368387329" calcext:value-type="float">
            <text:p>-0.0066018437</text:p>
          </table:table-cell>
          <table:table-cell table:style-name="ce2" office:value-type="float" office:value="0.969179473502107" calcext:value-type="float">
            <text:p>0.9691794735</text:p>
          </table:table-cell>
          <table:table-cell table:style-name="ce2" office:value-type="float" office:value="0.984248834795866" calcext:value-type="float">
            <text:p>0.984248834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92.64" calcext:value-type="float">
            <text:p>92.64</text:p>
          </table:table-cell>
          <table:table-cell office:value-type="float" office:value="0" calcext:value-type="float">
            <text:p>0</text:p>
          </table:table-cell>
          <table:table-cell office:value-type="float" office:value="2.20657279364395" calcext:value-type="float">
            <text:p>2.206572793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float" office:value="0.0117685062827634" calcext:value-type="float">
            <text:p>0.0117685063</text:p>
          </table:table-cell>
          <table:table-cell table:style-name="ce2" office:value-type="float" office:value="0.0149259100162017" calcext:value-type="float">
            <text:p>0.01492591</text:p>
          </table:table-cell>
          <table:table-cell table:style-name="ce2" office:value-type="float" office:value="-0.00588425046814406" calcext:value-type="float">
            <text:p>-0.0058842505</text:p>
          </table:table-cell>
          <table:table-cell table:style-name="ce2" office:value-type="float" office:value="0.00373147616743161" calcext:value-type="float">
            <text:p>0.0037314762</text:p>
          </table:table-cell>
          <table:table-cell table:style-name="ce2" office:value-type="float" office:value="-0.00258333129944504" calcext:value-type="float">
            <text:p>-0.0025833313</text:p>
          </table:table-cell>
          <table:table-cell table:style-name="ce2" office:value-type="float" office:value="-0.00473610560015749" calcext:value-type="float">
            <text:p>-0.0047361056</text:p>
          </table:table-cell>
          <table:table-cell table:style-name="ce2" office:value-type="float" office:value="0.9287072546296" calcext:value-type="float">
            <text:p>0.9287072546</text:p>
          </table:table-cell>
          <table:table-cell table:style-name="ce2" office:value-type="float" office:value="0.999605365968503" calcext:value-type="float">
            <text:p>0.99960536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94.01" calcext:value-type="float">
            <text:p>94.01</text:p>
          </table:table-cell>
          <table:table-cell office:value-type="float" office:value="0" calcext:value-type="float">
            <text:p>0</text:p>
          </table:table-cell>
          <table:table-cell office:value-type="float" office:value="2.18323341471469" calcext:value-type="float">
            <text:p>2.183233414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float" office:value="1.07552651219506" calcext:value-type="float">
            <text:p>1.0755265122</text:p>
          </table:table-cell>
          <table:table-cell table:style-name="ce2" office:value-type="float" office:value="1.01553589472448" calcext:value-type="float">
            <text:p>1.0155358947</text:p>
          </table:table-cell>
          <table:table-cell table:style-name="ce2" office:value-type="float" office:value="0.98453591913114" calcext:value-type="float">
            <text:p>0.9845359191</text:p>
          </table:table-cell>
          <table:table-cell table:style-name="ce2" office:value-type="float" office:value="0.967744222912945" calcext:value-type="float">
            <text:p>0.9677442229</text:p>
          </table:table-cell>
          <table:table-cell table:style-name="ce2" office:value-type="float" office:value="0.958415521801416" calcext:value-type="float">
            <text:p>0.9584155218</text:p>
          </table:table-cell>
          <table:table-cell table:style-name="ce2" office:value-type="float" office:value="0.964299809694887" calcext:value-type="float">
            <text:p>0.9642998097</text:p>
          </table:table-cell>
          <table:table-cell table:style-name="ce2" office:value-type="float" office:value="0.965304433781137" calcext:value-type="float">
            <text:p>0.9653044338</text:p>
          </table:table-cell>
          <table:table-cell table:style-name="ce2" office:value-type="float" office:value="0.995012700952953" calcext:value-type="float">
            <text:p>0.99501270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92.05" calcext:value-type="float">
            <text:p>92.05</text:p>
          </table:table-cell>
          <table:table-cell office:value-type="float" office:value="0" calcext:value-type="float">
            <text:p>0</text:p>
          </table:table-cell>
          <table:table-cell office:value-type="float" office:value="1226.92337271841" calcext:value-type="float">
            <text:p>1226.9233727184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float" office:value="0.0354490289370755" calcext:value-type="float">
            <text:p>0.0354490289</text:p>
          </table:table-cell>
          <table:table-cell table:number-columns-repeated="2" table:style-name="ce2" office:value-type="float" office:value="0.00746295768133847" calcext:value-type="float">
            <text:p>0.0074629577</text:p>
          </table:table-cell>
          <table:table-cell table:style-name="ce2" office:value-type="float" office:value="0.00172222264845511" calcext:value-type="float">
            <text:p>0.0017222226</text:p>
          </table:table-cell>
          <table:table-cell table:style-name="ce2" office:value-type="float" office:value="-0.00688887990086993" calcext:value-type="float">
            <text:p>-0.0068888799</text:p>
          </table:table-cell>
          <table:table-cell table:style-name="ce2" office:value-type="float" office:value="-0.0018657380837158" calcext:value-type="float">
            <text:p>-0.0018657381</text:p>
          </table:table-cell>
          <table:table-cell table:style-name="ce2" office:value-type="float" office:value="0.973054427679472" calcext:value-type="float">
            <text:p>0.9730544277</text:p>
          </table:table-cell>
          <table:table-cell table:style-name="ce2" office:value-type="float" office:value="0.988697957643779" calcext:value-type="float">
            <text:p>0.988697957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5.88" calcext:value-type="float">
            <text:p>85.88</text:p>
          </table:table-cell>
          <table:table-cell office:value-type="float" office:value="0" calcext:value-type="float">
            <text:p>0</text:p>
          </table:table-cell>
          <table:table-cell office:value-type="float" office:value="2.05122873695481" calcext:value-type="float">
            <text:p>2.05122873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float" office:value="0.0140648013652118" calcext:value-type="float">
            <text:p>0.0140648014</text:p>
          </table:table-cell>
          <table:table-cell table:style-name="ce2" office:value-type="float" office:value="0.0199490518333558" calcext:value-type="float">
            <text:p>0.0199490518</text:p>
          </table:table-cell>
          <table:table-cell table:style-name="ce2" office:value-type="float" office:value="0.000430556998732591" calcext:value-type="float">
            <text:p>0.000430557</text:p>
          </table:table-cell>
          <table:table-cell table:style-name="ce2" office:value-type="float" office:value="0.000574072433993285" calcext:value-type="float">
            <text:p>0.0005740724</text:p>
          </table:table-cell>
          <table:table-cell table:style-name="ce2" office:value-type="float" office:value="-0.00645832290213734" calcext:value-type="float">
            <text:p>-0.0064583229</text:p>
          </table:table-cell>
          <table:table-cell table:style-name="ce2" office:value-type="float" office:value="0.778300041678448" calcext:value-type="float">
            <text:p>0.7783000417</text:p>
          </table:table-cell>
          <table:table-cell table:style-name="ce2" office:value-type="float" office:value="0.97004055542072" calcext:value-type="float">
            <text:p>0.9700405554</text:p>
          </table:table-cell>
          <table:table-cell table:style-name="ce2" office:value-type="float" office:value="0.996160867206841" calcext:value-type="float">
            <text:p>0.996160867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9.94" calcext:value-type="float">
            <text:p>89.94</text:p>
          </table:table-cell>
          <table:table-cell office:value-type="float" office:value="0" calcext:value-type="float">
            <text:p>0</text:p>
          </table:table-cell>
          <table:table-cell office:value-type="float" office:value="3.95076253963056" calcext:value-type="float">
            <text:p>3.950762539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float" office:value="-0.031721209554643" calcext:value-type="float">
            <text:p>-0.0317212096</text:p>
          </table:table-cell>
          <table:table-cell table:style-name="ce2" office:value-type="float" office:value="-0.0411035374221534" calcext:value-type="float">
            <text:p>-0.0411035374</text:p>
          </table:table-cell>
          <table:table-cell table:style-name="ce2" office:value-type="float" office:value="-0.0460180911714057" calcext:value-type="float">
            <text:p>-0.0460180912</text:p>
          </table:table-cell>
          <table:table-cell table:style-name="ce2" office:value-type="float" office:value="-0.0409546145771027" calcext:value-type="float">
            <text:p>-0.0409546146</text:p>
          </table:table-cell>
          <table:table-cell table:style-name="ce2" office:value-type="float" office:value="-0.0437842041122767" calcext:value-type="float">
            <text:p>-0.0437842041</text:p>
          </table:table-cell>
          <table:table-cell table:style-name="ce2" office:value-type="float" office:value="0.752522398372045" calcext:value-type="float">
            <text:p>0.7525223984</text:p>
          </table:table-cell>
          <table:table-cell table:style-name="ce2" office:value-type="float" office:value="0.956848691626564" calcext:value-type="float">
            <text:p>0.9568486916</text:p>
          </table:table-cell>
          <table:table-cell table:style-name="ce2" office:value-type="float" office:value="0.99571840301672" calcext:value-type="float">
            <text:p>0.99571840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9.39" calcext:value-type="float">
            <text:p>89.39</text:p>
          </table:table-cell>
          <table:table-cell office:value-type="float" office:value="0" calcext:value-type="float">
            <text:p>0</text:p>
          </table:table-cell>
          <table:table-cell office:value-type="float" office:value="3.8813641517744" calcext:value-type="float">
            <text:p>3.881364151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table:number-columns-repeated="8"/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float" office:value="0.00572682155522268" calcext:value-type="float">
            <text:p>0.0057268216</text:p>
          </table:table-cell>
          <table:table-cell table:style-name="ce2" office:value-type="float" office:value="0.00245435130347844" calcext:value-type="float">
            <text:p>0.0024543513</text:p>
          </table:table-cell>
          <table:table-cell table:style-name="ce2" office:value-type="float" office:value="0.000371873760480541" calcext:value-type="float">
            <text:p>0.0003718738</text:p>
          </table:table-cell>
          <table:table-cell table:style-name="ce2" office:value-type="float" office:value="0.00185935771976475" calcext:value-type="float">
            <text:p>0.0018593577</text:p>
          </table:table-cell>
          <table:table-cell table:style-name="ce2" office:value-type="float" office:value="0.0128667611837438" calcext:value-type="float">
            <text:p>0.0128667612</text:p>
          </table:table-cell>
          <table:table-cell table:style-name="ce2" office:value-type="float" office:value="0.897133195909316" calcext:value-type="float">
            <text:p>0.8971331959</text:p>
          </table:table-cell>
          <table:table-cell table:style-name="ce2" office:value-type="float" office:value="0.963008186816966" calcext:value-type="float">
            <text:p>0.9630081868</text:p>
          </table:table-cell>
          <table:table-cell table:style-name="ce2" office:value-type="float" office:value="0.980804421577807" calcext:value-type="float">
            <text:p>0.980804421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91.75" calcext:value-type="float">
            <text:p>91.75</text:p>
          </table:table-cell>
          <table:table-cell office:value-type="float" office:value="0" calcext:value-type="float">
            <text:p>0</text:p>
          </table:table-cell>
          <table:table-cell office:value-type="float" office:value="4.63229425806646" calcext:value-type="float">
            <text:p>4.632294258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float" office:value="0.0388934742339858" calcext:value-type="float">
            <text:p>0.0388934742</text:p>
          </table:table-cell>
          <table:table-cell table:style-name="ce2" office:value-type="float" office:value="1.03506746135406" calcext:value-type="float">
            <text:p>1.0350674614</text:p>
          </table:table-cell>
          <table:table-cell table:style-name="ce2" office:value-type="float" office:value="1.03863740069106" calcext:value-type="float">
            <text:p>1.0386374007</text:p>
          </table:table-cell>
          <table:table-cell table:style-name="ce2" office:value-type="float" office:value="1.00100404266787" calcext:value-type="float">
            <text:p>1.0010040427</text:p>
          </table:table-cell>
          <table:table-cell table:style-name="ce2" office:value-type="float" office:value="1.00353274600404" calcext:value-type="float">
            <text:p>1.003532746</text:p>
          </table:table-cell>
          <table:table-cell table:style-name="ce2" office:value-type="float" office:value="1.00754900533664" calcext:value-type="float">
            <text:p>1.0075490053</text:p>
          </table:table-cell>
          <table:table-cell table:style-name="ce2" office:value-type="float" office:value="1.02123384667941" calcext:value-type="float">
            <text:p>1.0212338467</text:p>
          </table:table-cell>
          <table:table-cell table:style-name="ce2" office:value-type="float" office:value="1.00487152866861" calcext:value-type="float">
            <text:p>1.004871528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75.14" calcext:value-type="float">
            <text:p>75.14</text:p>
          </table:table-cell>
          <table:table-cell office:value-type="float" office:value="0" calcext:value-type="float">
            <text:p>0</text:p>
          </table:table-cell>
          <table:table-cell office:value-type="float" office:value="78.1689330377552" calcext:value-type="float">
            <text:p>78.168933037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float" office:value="0.00430555394790015" calcext:value-type="float">
            <text:p>0.0043055539</text:p>
          </table:table-cell>
          <table:table-cell table:style-name="ce2" office:value-type="float" office:value="-0.00774998855185986" calcext:value-type="float">
            <text:p>-0.0077499886</text:p>
          </table:table-cell>
          <table:table-cell table:style-name="ce2" office:value-type="float" office:value="-0.00746295233486322" calcext:value-type="float">
            <text:p>-0.0074629523</text:p>
          </table:table-cell>
          <table:table-cell table:style-name="ce2" office:value-type="float" office:value="0.63248536542744" calcext:value-type="float">
            <text:p>0.6324853654</text:p>
          </table:table-cell>
          <table:table-cell table:style-name="ce2" office:value-type="float" office:value="0.847332361468883" calcext:value-type="float">
            <text:p>0.8473323615</text:p>
          </table:table-cell>
          <table:table-cell table:style-name="ce2" office:value-type="float" office:value="0.968318306039889" calcext:value-type="float">
            <text:p>0.968318306</text:p>
          </table:table-cell>
          <table:table-cell table:style-name="ce2" office:value-type="float" office:value="0.936026707568628" calcext:value-type="float">
            <text:p>0.9360267076</text:p>
          </table:table-cell>
          <table:table-cell table:style-name="ce2" office:value-type="float" office:value="0.982526670958639" calcext:value-type="float">
            <text:p>0.98252667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7.83" calcext:value-type="float">
            <text:p>87.83</text:p>
          </table:table-cell>
          <table:table-cell office:value-type="float" office:value="0" calcext:value-type="float">
            <text:p>0</text:p>
          </table:table-cell>
          <table:table-cell office:value-type="float" office:value="15.6830497046159" calcext:value-type="float">
            <text:p>15.683049704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float" office:value="-0.0020092535189765" calcext:value-type="float">
            <text:p>-0.0020092535</text:p>
          </table:table-cell>
          <table:table-cell table:style-name="ce2" office:value-type="float" office:value="-0.00904165420158238" calcext:value-type="float">
            <text:p>-0.0090416542</text:p>
          </table:table-cell>
          <table:table-cell table:style-name="ce2" office:value-type="float" office:value="-0.00932869041857902" calcext:value-type="float">
            <text:p>-0.0093286904</text:p>
          </table:table-cell>
          <table:table-cell table:style-name="ce2" office:value-type="float" office:value="-0.000287036216996643" calcext:value-type="float">
            <text:p>-0.0002870362</text:p>
          </table:table-cell>
          <table:table-cell table:style-name="ce2" office:value-type="float" office:value="-0.00574073503288336" calcext:value-type="float">
            <text:p>-0.005740735</text:p>
          </table:table-cell>
          <table:table-cell table:style-name="ce2" office:value-type="float" office:value="0.957841524218076" calcext:value-type="float">
            <text:p>0.9578415242</text:p>
          </table:table-cell>
          <table:table-cell table:style-name="ce2" office:value-type="float" office:value="0.995586784079897" calcext:value-type="float">
            <text:p>0.9955867841</text:p>
          </table:table-cell>
          <table:table-cell table:style-name="ce2" office:value-type="float" office:value="0.985827542009061" calcext:value-type="float">
            <text:p>0.98582754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73.93" calcext:value-type="float">
            <text:p>73.93</text:p>
          </table:table-cell>
          <table:table-cell office:value-type="float" office:value="0" calcext:value-type="float">
            <text:p>0</text:p>
          </table:table-cell>
          <table:table-cell office:value-type="float" office:value="3.64872507802723" calcext:value-type="float">
            <text:p>3.64872507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float" office:value="0.00142367177366249" calcext:value-type="float">
            <text:p>0.0014236718</text:p>
          </table:table-cell>
          <table:table-cell table:style-name="ce2" office:value-type="float" office:value="0.00375994584798074" calcext:value-type="float">
            <text:p>0.0037599458</text:p>
          </table:table-cell>
          <table:table-cell table:style-name="ce2" office:value-type="float" office:value="0.936664940146766" calcext:value-type="float">
            <text:p>0.9366649401</text:p>
          </table:table-cell>
          <table:table-cell table:style-name="ce2" office:value-type="float" office:value="1.00368698487941" calcext:value-type="float">
            <text:p>1.0036869849</text:p>
          </table:table-cell>
          <table:table-cell table:style-name="ce2" office:value-type="float" office:value="0.995802043559869" calcext:value-type="float">
            <text:p>0.9958020436</text:p>
          </table:table-cell>
          <table:table-cell table:style-name="ce2" office:value-type="float" office:value="0.994341801548994" calcext:value-type="float">
            <text:p>0.9943418015</text:p>
          </table:table-cell>
          <table:table-cell table:style-name="ce2" office:value-type="float" office:value="1.00222674286853" calcext:value-type="float">
            <text:p>1.0022267429</text:p>
          </table:table-cell>
          <table:table-cell table:style-name="ce2" office:value-type="float" office:value="0.995363918736723" calcext:value-type="float">
            <text:p>0.995363918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.98213556295764" calcext:value-type="float">
            <text:p>7.98213556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0.00200774029224205" calcext:value-type="float">
            <text:p>0.0020077403</text:p>
          </table:table-cell>
          <table:table-cell table:style-name="ce2" office:value-type="float" office:value="0.00288384307011139" calcext:value-type="float">
            <text:p>0.0028838431</text:p>
          </table:table-cell>
          <table:table-cell table:style-name="ce2" office:value-type="float" office:value="0.00113163751437271" calcext:value-type="float">
            <text:p>0.0011316375</text:p>
          </table:table-cell>
          <table:table-cell table:style-name="ce2" office:value-type="float" office:value="0.987186981234894" calcext:value-type="float">
            <text:p>0.9871869812</text:p>
          </table:table-cell>
          <table:table-cell table:style-name="ce2" office:value-type="float" office:value="0.980032160920793" calcext:value-type="float">
            <text:p>0.9800321609</text:p>
          </table:table-cell>
          <table:table-cell table:style-name="ce2" office:value-type="float" office:value="0.999452474520776" calcext:value-type="float">
            <text:p>0.9994524745</text:p>
          </table:table-cell>
          <table:table-cell table:style-name="ce2" office:value-type="float" office:value="0.990691370588086" calcext:value-type="float">
            <text:p>0.9906913706</text:p>
          </table:table-cell>
          <table:table-cell table:style-name="ce2" office:value-type="float" office:value="0.99185952938353" calcext:value-type="float">
            <text:p>0.991859529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.01259923056649" calcext:value-type="float">
            <text:p>6.012599230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float" office:value="0.00901657339433921" calcext:value-type="float">
            <text:p>0.0090165734</text:p>
          </table:table-cell>
          <table:table-cell table:style-name="ce2" office:value-type="float" office:value="0.00551215684329063" calcext:value-type="float">
            <text:p>0.0055121568</text:p>
          </table:table-cell>
          <table:table-cell table:style-name="ce2" office:value-type="float" office:value="0.000547563556221939" calcext:value-type="float">
            <text:p>0.0005475636</text:p>
          </table:table-cell>
          <table:table-cell table:style-name="ce2" office:value-type="float" office:value="0.00156968618352178" calcext:value-type="float">
            <text:p>0.0015696862</text:p>
          </table:table-cell>
          <table:table-cell table:style-name="ce2" office:value-type="float" office:value="0.970979060805812" calcext:value-type="float">
            <text:p>0.9709790608</text:p>
          </table:table-cell>
          <table:table-cell table:style-name="ce2" office:value-type="float" office:value="0.991567533201239" calcext:value-type="float">
            <text:p>0.9915675332</text:p>
          </table:table-cell>
          <table:table-cell table:style-name="ce2" office:value-type="float" office:value="0.992151612598961" calcext:value-type="float">
            <text:p>0.9921516126</text:p>
          </table:table-cell>
          <table:table-cell table:style-name="ce2" office:value-type="float" office:value="0.995656001952153" calcext:value-type="float">
            <text:p>0.99565600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45270226803235" calcext:value-type="float">
            <text:p>1.45270226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float" office:value="0.000693583405652433" calcext:value-type="float">
            <text:p>0.0006935834</text:p>
          </table:table-cell>
          <table:table-cell table:style-name="ce2" office:value-type="float" office:value="0.00317587732940118" calcext:value-type="float">
            <text:p>0.0031758773</text:p>
          </table:table-cell>
          <table:table-cell table:style-name="ce2" office:value-type="float" office:value="0.00113163751437271" calcext:value-type="float">
            <text:p>0.0011316375</text:p>
          </table:table-cell>
          <table:table-cell table:style-name="ce2" office:value-type="float" office:value="0.00142367177366249" calcext:value-type="float">
            <text:p>0.0014236718</text:p>
          </table:table-cell>
          <table:table-cell table:style-name="ce2" office:value-type="float" office:value="0.997408240145319" calcext:value-type="float">
            <text:p>0.9974082401</text:p>
          </table:table-cell>
          <table:table-cell table:style-name="ce2" office:value-type="float" office:value="0.988063056814907" calcext:value-type="float">
            <text:p>0.9880630568</text:p>
          </table:table-cell>
          <table:table-cell table:style-name="ce2" office:value-type="float" office:value="0.986164864047165" calcext:value-type="float">
            <text:p>0.986164864</text:p>
          </table:table-cell>
          <table:table-cell table:style-name="ce2" office:value-type="float" office:value="0.994341801548994" calcext:value-type="float">
            <text:p>0.994341801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float" office:value="0.00288384307011139" calcext:value-type="float">
            <text:p>0.0028838431</text:p>
          </table:table-cell>
          <table:table-cell table:style-name="ce2" office:value-type="float" office:value="0.00332189717883167" calcext:value-type="float">
            <text:p>0.0033218972</text:p>
          </table:table-cell>
          <table:table-cell table:style-name="ce2" office:value-type="float" office:value="-0.000620573480937186" calcext:value-type="float">
            <text:p>-0.0006205735</text:p>
          </table:table-cell>
          <table:table-cell table:style-name="ce2" office:value-type="float" office:value="-0.0000365049623576233" calcext:value-type="float">
            <text:p>-0.000036505</text:p>
          </table:table-cell>
          <table:table-cell table:style-name="ce2" office:value-type="float" office:value="0.99638612295759" calcext:value-type="float">
            <text:p>0.996386123</text:p>
          </table:table-cell>
          <table:table-cell table:style-name="ce2" office:value-type="float" office:value="0.981054278108522" calcext:value-type="float">
            <text:p>0.9810542781</text:p>
          </table:table-cell>
          <table:table-cell table:style-name="ce2" office:value-type="float" office:value="1.00164275050395" calcext:value-type="float">
            <text:p>1.0016427505</text:p>
          </table:table-cell>
          <table:table-cell table:style-name="ce2" office:value-type="float" office:value="0.999160391305346" calcext:value-type="float">
            <text:p>0.999160391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.54667527542358" calcext:value-type="float">
            <text:p>8.546675275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float" office:value="-0.00164269610823702" calcext:value-type="float">
            <text:p>-0.0016426961</text:p>
          </table:table-cell>
          <table:table-cell table:number-columns-repeated="2" table:style-name="ce2" office:value-type="float" office:value="0.001277651924232" calcext:value-type="float">
            <text:p>0.0012776519</text:p>
          </table:table-cell>
          <table:table-cell table:style-name="ce2" office:value-type="float" office:value="0.940169416533098" calcext:value-type="float">
            <text:p>0.9401694165</text:p>
          </table:table-cell>
          <table:table-cell table:style-name="ce2" office:value-type="float" office:value="0.983828546456277" calcext:value-type="float">
            <text:p>0.9838285465</text:p>
          </table:table-cell>
          <table:table-cell table:style-name="ce2" office:value-type="float" office:value="0.989961336615788" calcext:value-type="float">
            <text:p>0.9899613366</text:p>
          </table:table-cell>
          <table:table-cell table:style-name="ce2" office:value-type="float" office:value="0.994195846974418" calcext:value-type="float">
            <text:p>0.994195847</text:p>
          </table:table-cell>
          <table:table-cell table:style-name="ce2" office:value-type="float" office:value="0.987040939627178" calcext:value-type="float">
            <text:p>0.987040939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6.2063258653794" calcext:value-type="float">
            <text:p>16.206325865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float" office:value="-0.00120464199951675" calcext:value-type="float">
            <text:p>-0.001204642</text:p>
          </table:table-cell>
          <table:table-cell table:style-name="ce2" office:value-type="float" office:value="0.000839603255082926" calcext:value-type="float">
            <text:p>0.0008396033</text:p>
          </table:table-cell>
          <table:table-cell table:style-name="ce2" office:value-type="float" office:value="-0.0000365049623576233" calcext:value-type="float">
            <text:p>-0.000036505</text:p>
          </table:table-cell>
          <table:table-cell table:style-name="ce2" office:value-type="float" office:value="0.000693583405652433" calcext:value-type="float">
            <text:p>0.0006935834</text:p>
          </table:table-cell>
          <table:table-cell table:style-name="ce2" office:value-type="float" office:value="-0.000620573480937186" calcext:value-type="float">
            <text:p>-0.0006205735</text:p>
          </table:table-cell>
          <table:table-cell table:style-name="ce2" office:value-type="float" office:value="0.995217964162147" calcext:value-type="float">
            <text:p>0.9952179642</text:p>
          </table:table-cell>
          <table:table-cell table:style-name="ce2" office:value-type="float" office:value="0.990837412195801" calcext:value-type="float">
            <text:p>0.9908374122</text:p>
          </table:table-cell>
          <table:table-cell table:style-name="ce2" office:value-type="float" office:value="0.992005570991246" calcext:value-type="float">
            <text:p>0.99200557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float" office:value="0.00332189717883167" calcext:value-type="float">
            <text:p>0.0033218972</text:p>
          </table:table-cell>
          <table:table-cell table:style-name="ce2" office:value-type="float" office:value="0.00010951488707287" calcext:value-type="float">
            <text:p>0.0001095149</text:p>
          </table:table-cell>
          <table:table-cell table:style-name="ce2" office:value-type="float" office:value="-0.000182519372216911" calcext:value-type="float">
            <text:p>-0.0001825194</text:p>
          </table:table-cell>
          <table:table-cell table:style-name="ce2" office:value-type="float" office:value="0.000693583405652433" calcext:value-type="float">
            <text:p>0.0006935834</text:p>
          </table:table-cell>
          <table:table-cell table:style-name="ce2" office:value-type="float" office:value="0.132255232078761" calcext:value-type="float">
            <text:p>0.1322552321</text:p>
          </table:table-cell>
          <table:table-cell table:style-name="ce2" office:value-type="float" office:value="0.976819767749892" calcext:value-type="float">
            <text:p>0.9768197677</text:p>
          </table:table-cell>
          <table:table-cell table:style-name="ce2" office:value-type="float" office:value="0.986748943444887" calcext:value-type="float">
            <text:p>0.9867489434</text:p>
          </table:table-cell>
          <table:table-cell table:style-name="ce2" office:value-type="float" office:value="0.998284315725333" calcext:value-type="float">
            <text:p>0.998284315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5.13" calcext:value-type="float">
            <text:p>85.13</text:p>
          </table:table-cell>
          <table:table-cell office:value-type="float" office:value="0" calcext:value-type="float">
            <text:p>0</text:p>
          </table:table-cell>
          <table:table-cell office:value-type="float" office:value="5.42325205902787" calcext:value-type="float">
            <text:p>5.42325205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float" office:value="1.03566478794756" calcext:value-type="float">
            <text:p>1.0356647879</text:p>
          </table:table-cell>
          <table:table-cell table:style-name="ce2" office:value-type="float" office:value="1.01668251213759" calcext:value-type="float">
            <text:p>1.0166825121</text:p>
          </table:table-cell>
          <table:table-cell table:style-name="ce2" office:value-type="float" office:value="1.01712054992759" calcext:value-type="float">
            <text:p>1.0171205499</text:p>
          </table:table-cell>
          <table:table-cell table:style-name="ce2" office:value-type="float" office:value="1.08224431485935" calcext:value-type="float">
            <text:p>1.0822443149</text:p>
          </table:table-cell>
          <table:table-cell table:style-name="ce2" office:value-type="float" office:value="1.01624447434758" calcext:value-type="float">
            <text:p>1.0162444743</text:p>
          </table:table-cell>
          <table:table-cell table:style-name="ce2" office:value-type="float" office:value="1.00135063247526" calcext:value-type="float">
            <text:p>1.0013506325</text:p>
          </table:table-cell>
          <table:table-cell table:style-name="ce2" office:value-type="float" office:value="1.00135066728852" calcext:value-type="float">
            <text:p>1.0013506673</text:p>
          </table:table-cell>
          <table:table-cell table:style-name="ce2" office:value-type="float" office:value="0.995802043559869" calcext:value-type="float">
            <text:p>0.995802043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059.93808303089" calcext:value-type="float">
            <text:p>1059.938083030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float" office:value="-0.00120464199951675" calcext:value-type="float">
            <text:p>-0.001204642</text:p>
          </table:table-cell>
          <table:table-cell table:style-name="ce2" office:value-type="float" office:value="-0.000182519372216911" calcext:value-type="float">
            <text:p>-0.0001825194</text:p>
          </table:table-cell>
          <table:table-cell table:style-name="ce2" office:value-type="float" office:value="0.624041773295861" calcext:value-type="float">
            <text:p>0.6240417733</text:p>
          </table:table-cell>
          <table:table-cell table:style-name="ce2" office:value-type="float" office:value="0.993757809184411" calcext:value-type="float">
            <text:p>0.9937578092</text:p>
          </table:table-cell>
          <table:table-cell table:style-name="ce2" office:value-type="float" office:value="0.985142746859437" calcext:value-type="float">
            <text:p>0.9851427469</text:p>
          </table:table-cell>
          <table:table-cell table:style-name="ce2" office:value-type="float" office:value="0.988209098422622" calcext:value-type="float">
            <text:p>0.9882090984</text:p>
          </table:table-cell>
          <table:table-cell table:style-name="ce2" office:value-type="float" office:value="0.996532077532167" calcext:value-type="float">
            <text:p>0.9965320775</text:p>
          </table:table-cell>
          <table:table-cell table:style-name="ce2" office:value-type="float" office:value="0.999890512310783" calcext:value-type="float">
            <text:p>0.999890512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3.07" calcext:value-type="float">
            <text:p>83.07</text:p>
          </table:table-cell>
          <table:table-cell office:value-type="float" office:value="0" calcext:value-type="float">
            <text:p>0</text:p>
          </table:table-cell>
          <table:table-cell office:value-type="float" office:value="28.0441439519546" calcext:value-type="float">
            <text:p>28.04414395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float" office:value="1.08049207666619" calcext:value-type="float">
            <text:p>1.0804920767</text:p>
          </table:table-cell>
          <table:table-cell table:style-name="ce2" office:value-type="float" office:value="1.06997882157347" calcext:value-type="float">
            <text:p>1.0699788216</text:p>
          </table:table-cell>
          <table:table-cell table:style-name="ce2" office:value-type="float" office:value="1.04486384263712" calcext:value-type="float">
            <text:p>1.0448638426</text:p>
          </table:table-cell>
          <table:table-cell table:style-name="ce2" office:value-type="float" office:value="1.03303647417438" calcext:value-type="float">
            <text:p>1.0330364742</text:p>
          </table:table-cell>
          <table:table-cell table:style-name="ce2" office:value-type="float" office:value="1.01449223615441" calcext:value-type="float">
            <text:p>1.0144922362</text:p>
          </table:table-cell>
          <table:table-cell table:style-name="ce2" office:value-type="float" office:value="1.02266917365624" calcext:value-type="float">
            <text:p>1.0226691737</text:p>
          </table:table-cell>
          <table:table-cell table:style-name="ce2" office:value-type="float" office:value="0.975943692169879" calcext:value-type="float">
            <text:p>0.9759436922</text:p>
          </table:table-cell>
          <table:table-cell table:style-name="ce2" office:value-type="float" office:value="0.987333022842609" calcext:value-type="float">
            <text:p>0.987333022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float" office:value="0.0126670097948183" calcext:value-type="float">
            <text:p>0.0126670098</text:p>
          </table:table-cell>
          <table:table-cell table:style-name="ce2" office:value-type="float" office:value="0.00638825962115998" calcext:value-type="float">
            <text:p>0.0063882596</text:p>
          </table:table-cell>
          <table:table-cell table:style-name="ce2" office:value-type="float" office:value="0.00113163751437271" calcext:value-type="float">
            <text:p>0.0011316375</text:p>
          </table:table-cell>
          <table:table-cell table:style-name="ce2" office:value-type="float" office:value="0.000985617664942214" calcext:value-type="float">
            <text:p>0.0009856177</text:p>
          </table:table-cell>
          <table:table-cell table:style-name="ce2" office:value-type="float" office:value="1.00018250849307" calcext:value-type="float">
            <text:p>1.0001825085</text:p>
          </table:table-cell>
          <table:table-cell table:style-name="ce2" office:value-type="float" office:value="1.01653647052987" calcext:value-type="float">
            <text:p>1.0165364705</text:p>
          </table:table-cell>
          <table:table-cell table:style-name="ce2" office:value-type="float" office:value="1.02412941566712" calcext:value-type="float">
            <text:p>1.0241294157</text:p>
          </table:table-cell>
          <table:table-cell table:style-name="ce2" office:value-type="float" office:value="1.03420454593669" calcext:value-type="float">
            <text:p>1.034204545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9.88" calcext:value-type="float">
            <text:p>89.88</text:p>
          </table:table-cell>
          <table:table-cell office:value-type="float" office:value="0" calcext:value-type="float">
            <text:p>0</text:p>
          </table:table-cell>
          <table:table-cell office:value-type="float" office:value="9.57281036157653" calcext:value-type="float">
            <text:p>9.572810361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table:number-columns-repeated="8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float" office:value="0.00189448244300801" calcext:value-type="float">
            <text:p>0.0018944824</text:p>
          </table:table-cell>
          <table:table-cell table:style-name="ce2" office:value-type="float" office:value="-0.00797111861343192" calcext:value-type="float">
            <text:p>-0.0079711186</text:p>
          </table:table-cell>
          <table:table-cell table:style-name="ce2" office:value-type="float" office:value="-0.0102587952242486" calcext:value-type="float">
            <text:p>-0.0102587952</text:p>
          </table:table-cell>
          <table:table-cell table:style-name="ce2" office:value-type="float" office:value="-0.0106877309268707" calcext:value-type="float">
            <text:p>-0.0106877309</text:p>
          </table:table-cell>
          <table:table-cell table:style-name="ce2" office:value-type="float" office:value="-0.0134043485667183" calcext:value-type="float">
            <text:p>-0.0134043486</text:p>
          </table:table-cell>
          <table:table-cell table:style-name="ce2" office:value-type="float" office:value="-0.0114026308664526" calcext:value-type="float">
            <text:p>-0.0114026309</text:p>
          </table:table-cell>
          <table:table-cell table:style-name="ce2" office:value-type="float" office:value="0.976444063502644" calcext:value-type="float">
            <text:p>0.9764440635</text:p>
          </table:table-cell>
          <table:table-cell table:style-name="ce2" office:value-type="float" office:value="1.01075926060257" calcext:value-type="float">
            <text:p>1.010759260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96.72" calcext:value-type="float">
            <text:p>96.72</text:p>
          </table:table-cell>
          <table:table-cell office:value-type="float" office:value="0" calcext:value-type="float">
            <text:p>0</text:p>
          </table:table-cell>
          <table:table-cell office:value-type="float" office:value="2.30290750896914" calcext:value-type="float">
            <text:p>2.30290750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float" office:value="0.0114741192624881" calcext:value-type="float">
            <text:p>0.0114741193</text:p>
          </table:table-cell>
          <table:table-cell table:style-name="ce2" office:value-type="float" office:value="-0.0032527885997274" calcext:value-type="float">
            <text:p>-0.0032527886</text:p>
          </table:table-cell>
          <table:table-cell table:style-name="ce2" office:value-type="float" office:value="-0.0086860185530138" calcext:value-type="float">
            <text:p>-0.0086860186</text:p>
          </table:table-cell>
          <table:table-cell table:style-name="ce2" office:value-type="float" office:value="-0.00911495425563587" calcext:value-type="float">
            <text:p>-0.0091149543</text:p>
          </table:table-cell>
          <table:table-cell table:style-name="ce2" office:value-type="float" office:value="-0.0138332842693404" calcext:value-type="float">
            <text:p>-0.0138332843</text:p>
          </table:table-cell>
          <table:table-cell table:style-name="ce2" office:value-type="float" office:value="0.927973998869004" calcext:value-type="float">
            <text:p>0.9279739989</text:p>
          </table:table-cell>
          <table:table-cell table:style-name="ce2" office:value-type="float" office:value="0.957856771601692" calcext:value-type="float">
            <text:p>0.9578567716</text:p>
          </table:table-cell>
          <table:table-cell table:style-name="ce2" office:value-type="float" office:value="1.016192453271" calcext:value-type="float">
            <text:p>1.016192453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99.03" calcext:value-type="float">
            <text:p>99.03</text:p>
          </table:table-cell>
          <table:table-cell office:value-type="float" office:value="0" calcext:value-type="float">
            <text:p>0</text:p>
          </table:table-cell>
          <table:table-cell office:value-type="float" office:value="4.71191533849795" calcext:value-type="float">
            <text:p>4.711915338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float" office:value="0.00332427699576294" calcext:value-type="float">
            <text:p>0.003324277</text:p>
          </table:table-cell>
          <table:table-cell table:style-name="ce2" office:value-type="float" office:value="-0.00654131873426816" calcext:value-type="float">
            <text:p>-0.0065413187</text:p>
          </table:table-cell>
          <table:table-cell table:style-name="ce2" office:value-type="float" office:value="-0.0111166719559016" calcext:value-type="float">
            <text:p>-0.011116672</text:p>
          </table:table-cell>
          <table:table-cell table:style-name="ce2" office:value-type="float" office:value="-0.0109736898374217" calcext:value-type="float">
            <text:p>-0.0109736898</text:p>
          </table:table-cell>
          <table:table-cell table:style-name="ce2" office:value-type="float" office:value="-0.0136903074772693" calcext:value-type="float">
            <text:p>-0.0136903075</text:p>
          </table:table-cell>
          <table:table-cell table:style-name="ce2" office:value-type="float" office:value="0.772126089013413" calcext:value-type="float">
            <text:p>0.772126089</text:p>
          </table:table-cell>
          <table:table-cell table:style-name="ce2" office:value-type="float" office:value="1.00303835403847" calcext:value-type="float">
            <text:p>1.003038354</text:p>
          </table:table-cell>
          <table:table-cell table:style-name="ce2" office:value-type="float" office:value="1.01161711070218" calcext:value-type="float">
            <text:p>1.011617110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57.17" calcext:value-type="float">
            <text:p>57.17</text:p>
          </table:table-cell>
          <table:table-cell office:value-type="float" office:value="0" calcext:value-type="float">
            <text:p>0</text:p>
          </table:table-cell>
          <table:table-cell office:value-type="float" office:value="2.52170978075" calcext:value-type="float">
            <text:p>2.521709780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float" office:value="0.00532599469602867" calcext:value-type="float">
            <text:p>0.0053259947</text:p>
          </table:table-cell>
          <table:table-cell table:style-name="ce2" office:value-type="float" office:value="-0.00482556527096224" calcext:value-type="float">
            <text:p>-0.0048255653</text:p>
          </table:table-cell>
          <table:table-cell table:style-name="ce2" office:value-type="float" office:value="0.968151313687163" calcext:value-type="float">
            <text:p>0.9681513137</text:p>
          </table:table-cell>
          <table:table-cell table:style-name="ce2" office:value-type="float" office:value="1.00175149366652" calcext:value-type="float">
            <text:p>1.0017514937</text:p>
          </table:table-cell>
          <table:table-cell table:style-name="ce2" office:value-type="float" office:value="0.99832000804554" calcext:value-type="float">
            <text:p>0.998320008</text:p>
          </table:table-cell>
          <table:table-cell table:style-name="ce2" office:value-type="float" office:value="0.994030587102414" calcext:value-type="float">
            <text:p>0.9940305871</text:p>
          </table:table-cell>
          <table:table-cell table:style-name="ce2" office:value-type="float" office:value="0.995031440626138" calcext:value-type="float">
            <text:p>0.9950314406</text:p>
          </table:table-cell>
          <table:table-cell table:style-name="ce2" office:value-type="float" office:value="0.99245780510477" calcext:value-type="float">
            <text:p>0.992457805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45.13" calcext:value-type="float">
            <text:p>45.13</text:p>
          </table:table-cell>
          <table:table-cell office:value-type="float" office:value="0" calcext:value-type="float">
            <text:p>0</text:p>
          </table:table-cell>
          <table:table-cell office:value-type="float" office:value="17.7276004718262" calcext:value-type="float">
            <text:p>17.727600471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float" office:value="-0.00697025976329905" calcext:value-type="float">
            <text:p>-0.0069702598</text:p>
          </table:table-cell>
          <table:table-cell table:style-name="ce2" office:value-type="float" office:value="-0.0106877309268707" calcext:value-type="float">
            <text:p>-0.0106877309</text:p>
          </table:table-cell>
          <table:table-cell table:style-name="ce2" office:value-type="float" office:value="-0.0118315718954835" calcext:value-type="float">
            <text:p>-0.0118315719</text:p>
          </table:table-cell>
          <table:table-cell table:style-name="ce2" office:value-type="float" office:value="-0.00697025976329905" calcext:value-type="float">
            <text:p>-0.0069702598</text:p>
          </table:table-cell>
          <table:table-cell table:style-name="ce2" office:value-type="float" office:value="-0.0129754075376874" calcext:value-type="float">
            <text:p>-0.0129754075</text:p>
          </table:table-cell>
          <table:table-cell table:style-name="ce2" office:value-type="float" office:value="0.988311387585759" calcext:value-type="float">
            <text:p>0.9883113876</text:p>
          </table:table-cell>
          <table:table-cell table:style-name="ce2" office:value-type="float" office:value="0.993172737002805" calcext:value-type="float">
            <text:p>0.993172737</text:p>
          </table:table-cell>
          <table:table-cell table:style-name="ce2" office:value-type="float" office:value="0.984450976914978" calcext:value-type="float">
            <text:p>0.984450976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 office:value-type="float" office:value="4.42879093664241" calcext:value-type="float">
            <text:p>4.428790936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float" office:value="0.00618387142768163" calcext:value-type="float">
            <text:p>0.0061838714</text:p>
          </table:table-cell>
          <table:table-cell table:style-name="ce2" office:value-type="float" office:value="-0.00982985419521774" calcext:value-type="float">
            <text:p>-0.0098298542</text:p>
          </table:table-cell>
          <table:table-cell table:style-name="ce2" office:value-type="float" office:value="-0.0131183896561673" calcext:value-type="float">
            <text:p>-0.0131183897</text:p>
          </table:table-cell>
          <table:table-cell table:style-name="ce2" office:value-type="float" office:value="-0.00253788866014552" calcext:value-type="float">
            <text:p>-0.0025378887</text:p>
          </table:table-cell>
          <table:table-cell table:style-name="ce2" office:value-type="float" office:value="-0.0122605075981055" calcext:value-type="float">
            <text:p>-0.0122605076</text:p>
          </table:table-cell>
          <table:table-cell table:style-name="ce2" office:value-type="float" office:value="0.978445855772634" calcext:value-type="float">
            <text:p>0.9784458558</text:p>
          </table:table-cell>
          <table:table-cell table:style-name="ce2" office:value-type="float" office:value="0.97744500224891" calcext:value-type="float">
            <text:p>0.9774450022</text:p>
          </table:table-cell>
          <table:table-cell table:style-name="ce2" office:value-type="float" office:value="0.995174444050253" calcext:value-type="float">
            <text:p>0.995174444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float" office:value="0.0859665459580364" calcext:value-type="float">
            <text:p>0.085966546</text:p>
          </table:table-cell>
          <table:table-cell table:style-name="ce2" office:value-type="float" office:value="-0.0118315718954835" calcext:value-type="float">
            <text:p>-0.0118315719</text:p>
          </table:table-cell>
          <table:table-cell table:style-name="ce2" office:value-type="float" office:value="-0.0121175308060345" calcext:value-type="float">
            <text:p>-0.0121175308</text:p>
          </table:table-cell>
          <table:table-cell table:style-name="ce2" office:value-type="float" office:value="-0.0102587952242486" calcext:value-type="float">
            <text:p>-0.0102587952</text:p>
          </table:table-cell>
          <table:table-cell table:style-name="ce2" office:value-type="float" office:value="0.578960549320532" calcext:value-type="float">
            <text:p>0.5789605493</text:p>
          </table:table-cell>
          <table:table-cell table:style-name="ce2" office:value-type="float" office:value="0.980447562820082" calcext:value-type="float">
            <text:p>0.9804475628</text:p>
          </table:table-cell>
          <table:table-cell table:style-name="ce2" office:value-type="float" office:value="0.996604222623782" calcext:value-type="float">
            <text:p>0.9966042226</text:p>
          </table:table-cell>
          <table:table-cell table:style-name="ce2" office:value-type="float" office:value="0.987310534062035" calcext:value-type="float">
            <text:p>0.987310534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41.24" calcext:value-type="float">
            <text:p>41.24</text:p>
          </table:table-cell>
          <table:table-cell office:value-type="float" office:value="0" calcext:value-type="float">
            <text:p>0</text:p>
          </table:table-cell>
          <table:table-cell office:value-type="float" office:value="3.39677002588246" calcext:value-type="float">
            <text:p>3.396770025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float" office:value="-0.00825707752398291" calcext:value-type="float">
            <text:p>-0.0082570775</text:p>
          </table:table-cell>
          <table:table-cell table:style-name="ce2" office:value-type="float" office:value="-0.0104017720163197" calcext:value-type="float">
            <text:p>-0.010401772</text:p>
          </table:table-cell>
          <table:table-cell table:style-name="ce2" office:value-type="float" office:value="-0.0126894486271364" calcext:value-type="float">
            <text:p>-0.0126894486</text:p>
          </table:table-cell>
          <table:table-cell table:style-name="ce2" office:value-type="float" office:value="0.935265980383302" calcext:value-type="float">
            <text:p>0.9352659804</text:p>
          </table:table-cell>
          <table:table-cell table:style-name="ce2" office:value-type="float" office:value="0.963575971118347" calcext:value-type="float">
            <text:p>0.9635759711</text:p>
          </table:table-cell>
          <table:table-cell table:style-name="ce2" office:value-type="float" office:value="0.991742958429277" calcext:value-type="float">
            <text:p>0.9917429584</text:p>
          </table:table-cell>
          <table:table-cell table:style-name="ce2" office:value-type="float" office:value="0.978731777398323" calcext:value-type="float">
            <text:p>0.9787317774</text:p>
          </table:table-cell>
          <table:table-cell table:style-name="ce2" office:value-type="float" office:value="0.995889375948288" calcext:value-type="float">
            <text:p>0.995889375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52.96" calcext:value-type="float">
            <text:p>52.96</text:p>
          </table:table-cell>
          <table:table-cell office:value-type="float" office:value="0" calcext:value-type="float">
            <text:p>0</text:p>
          </table:table-cell>
          <table:table-cell office:value-type="float" office:value="10.1164558231763" calcext:value-type="float">
            <text:p>10.116455823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float" office:value="-0.00754217758440103" calcext:value-type="float">
            <text:p>-0.0075421776</text:p>
          </table:table-cell>
          <table:table-cell table:style-name="ce2" office:value-type="float" office:value="-0.00654131873426816" calcext:value-type="float">
            <text:p>-0.0065413187</text:p>
          </table:table-cell>
          <table:table-cell table:style-name="ce2" office:value-type="float" office:value="-0.0136903074772693" calcext:value-type="float">
            <text:p>-0.0136903075</text:p>
          </table:table-cell>
          <table:table-cell table:style-name="ce2" office:value-type="float" office:value="-0.0102587952242486" calcext:value-type="float">
            <text:p>-0.0102587952</text:p>
          </table:table-cell>
          <table:table-cell table:style-name="ce2" office:value-type="float" office:value="-0.0126894486271364" calcext:value-type="float">
            <text:p>-0.0126894486</text:p>
          </table:table-cell>
          <table:table-cell table:style-name="ce2" office:value-type="float" office:value="0.989741251381829" calcext:value-type="float">
            <text:p>0.9897412514</text:p>
          </table:table-cell>
          <table:table-cell table:style-name="ce2" office:value-type="float" office:value="0.99245780510477" calcext:value-type="float">
            <text:p>0.9924578051</text:p>
          </table:table-cell>
          <table:table-cell table:style-name="ce2" office:value-type="float" office:value="0.997319154521816" calcext:value-type="float">
            <text:p>0.997319154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64.35" calcext:value-type="float">
            <text:p>64.35</text:p>
          </table:table-cell>
          <table:table-cell office:value-type="float" office:value="0" calcext:value-type="float">
            <text:p>0</text:p>
          </table:table-cell>
          <table:table-cell office:value-type="float" office:value="3.29719574795968" calcext:value-type="float">
            <text:p>3.297195748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float" office:value="0.00910841333317637" calcext:value-type="float">
            <text:p>0.0091084133</text:p>
          </table:table-cell>
          <table:table-cell table:style-name="ce2" office:value-type="float" office:value="0.00644253558720843" calcext:value-type="float">
            <text:p>0.0064425356</text:p>
          </table:table-cell>
          <table:table-cell table:style-name="ce2" office:value-type="float" office:value="0.00170319614608459" calcext:value-type="float">
            <text:p>0.0017031961</text:p>
          </table:table-cell>
          <table:table-cell table:style-name="ce2" office:value-type="float" office:value="0.00244371896825653" calcext:value-type="float">
            <text:p>0.002443719</text:p>
          </table:table-cell>
          <table:table-cell table:style-name="ce2" office:value-type="float" office:value="-0.0112596487479727" calcext:value-type="float">
            <text:p>-0.0112596487</text:p>
          </table:table-cell>
          <table:table-cell table:style-name="ce2" office:value-type="float" office:value="0.924256506399797" calcext:value-type="float">
            <text:p>0.9242565064</text:p>
          </table:table-cell>
          <table:table-cell table:style-name="ce2" office:value-type="float" office:value="0.938983438763492" calcext:value-type="float">
            <text:p>0.9389834388</text:p>
          </table:table-cell>
          <table:table-cell table:style-name="ce2" office:value-type="float" office:value="0.98244926986753" calcext:value-type="float">
            <text:p>0.982449269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42.77" calcext:value-type="float">
            <text:p>42.77</text:p>
          </table:table-cell>
          <table:table-cell office:value-type="float" office:value="0" calcext:value-type="float">
            <text:p>0</text:p>
          </table:table-cell>
          <table:table-cell office:value-type="float" office:value="2.02585964004171" calcext:value-type="float">
            <text:p>2.02585964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float" office:value="0.0129591231807684" calcext:value-type="float">
            <text:p>0.0129591232</text:p>
          </table:table-cell>
          <table:table-cell table:style-name="ce2" office:value-type="float" office:value="0.00422097263800642" calcext:value-type="float">
            <text:p>0.0042209726</text:p>
          </table:table-cell>
          <table:table-cell table:number-columns-repeated="2" table:style-name="ce2" office:value-type="float" office:value="0.0018513029174445" calcext:value-type="float">
            <text:p>0.0018513029</text:p>
          </table:table-cell>
          <table:table-cell table:style-name="ce2" office:value-type="float" office:value="-0.000222158777711407" calcext:value-type="float">
            <text:p>-0.0002221588</text:p>
          </table:table-cell>
          <table:table-cell table:style-name="ce2" office:value-type="float" office:value="-0.0128324254192075" calcext:value-type="float">
            <text:p>-0.0128324254</text:p>
          </table:table-cell>
          <table:table-cell table:style-name="ce2" office:value-type="float" office:value="0.885794977003397" calcext:value-type="float">
            <text:p>0.885794977</text:p>
          </table:table-cell>
          <table:table-cell table:style-name="ce2" office:value-type="float" office:value="0.970867867410105" calcext:value-type="float">
            <text:p>0.970867867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57.05" calcext:value-type="float">
            <text:p>57.05</text:p>
          </table:table-cell>
          <table:table-cell office:value-type="float" office:value="0" calcext:value-type="float">
            <text:p>0</text:p>
          </table:table-cell>
          <table:table-cell office:value-type="float" office:value="1.29542750733317" calcext:value-type="float">
            <text:p>1.295427507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float" office:value="0.00599822079044251" calcext:value-type="float">
            <text:p>0.0059982208</text:p>
          </table:table-cell>
          <table:table-cell table:style-name="ce2" office:value-type="float" office:value="0.00333234304447458" calcext:value-type="float">
            <text:p>0.003332343</text:p>
          </table:table-cell>
          <table:table-cell table:style-name="ce2" office:value-type="float" office:value="0.00614632756180242" calcext:value-type="float">
            <text:p>0.0061463276</text:p>
          </table:table-cell>
          <table:table-cell table:style-name="ce2" office:value-type="float" office:value="0.00466528191745854" calcext:value-type="float">
            <text:p>0.0046652819</text:p>
          </table:table-cell>
          <table:table-cell table:style-name="ce2" office:value-type="float" office:value="0.00268416724299369" calcext:value-type="float">
            <text:p>0.0026841672</text:p>
          </table:table-cell>
          <table:table-cell table:style-name="ce2" office:value-type="float" office:value="1.01968388756013" calcext:value-type="float">
            <text:p>1.0196838876</text:p>
          </table:table-cell>
          <table:table-cell table:style-name="ce2" office:value-type="float" office:value="1.02505221649095" calcext:value-type="float">
            <text:p>1.0250522165</text:p>
          </table:table-cell>
          <table:table-cell table:style-name="ce2" office:value-type="float" office:value="1.01058755736526" calcext:value-type="float">
            <text:p>1.010587557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float" office:value="0.764539207290712" calcext:value-type="float">
            <text:p>0.7645392073</text:p>
          </table:table-cell>
          <table:table-cell table:style-name="ce2" office:value-type="float" office:value="0.898896486616512" calcext:value-type="float">
            <text:p>0.8988964866</text:p>
          </table:table-cell>
          <table:table-cell table:style-name="ce2" office:value-type="float" office:value="1.04458691467212" calcext:value-type="float">
            <text:p>1.0445869147</text:p>
          </table:table-cell>
          <table:table-cell table:style-name="ce2" office:value-type="float" office:value="0.908887597554895" calcext:value-type="float">
            <text:p>0.9088875976</text:p>
          </table:table-cell>
          <table:table-cell table:style-name="ce2" office:value-type="float" office:value="1.00656126622586" calcext:value-type="float">
            <text:p>1.0065612662</text:p>
          </table:table-cell>
          <table:table-cell table:style-name="ce2" office:value-type="float" office:value="0.925589075215531" calcext:value-type="float">
            <text:p>0.9255890752</text:p>
          </table:table-cell>
          <table:table-cell table:style-name="ce2" office:value-type="float" office:value="1.00253506396902" calcext:value-type="float">
            <text:p>1.002535064</text:p>
          </table:table-cell>
          <table:table-cell table:style-name="ce2" office:value-type="float" office:value="1.02341188882417" calcext:value-type="float">
            <text:p>1.023411888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4.1" calcext:value-type="float">
            <text:p>84.1</text:p>
          </table:table-cell>
          <table:table-cell office:value-type="float" office:value="0" calcext:value-type="float">
            <text:p>0</text:p>
          </table:table-cell>
          <table:table-cell office:value-type="float" office:value="195.325296688766" calcext:value-type="float">
            <text:p>195.325296688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float" office:value="-0.000298237101337027" calcext:value-type="float">
            <text:p>-0.0002982371</text:p>
          </table:table-cell>
          <table:table-cell table:style-name="ce2" office:value-type="float" office:value="0.00178944205108242" calcext:value-type="float">
            <text:p>0.0017894421</text:p>
          </table:table-cell>
          <table:table-cell table:style-name="ce2" office:value-type="float" office:value="0.000745599697292661" calcext:value-type="float">
            <text:p>0.0007455997</text:p>
          </table:table-cell>
          <table:table-cell table:style-name="ce2" office:value-type="float" office:value="0.0011929622932483" calcext:value-type="float">
            <text:p>0.0011929623</text:p>
          </table:table-cell>
          <table:table-cell table:style-name="ce2" office:value-type="float" office:value="0.994333425635096" calcext:value-type="float">
            <text:p>0.9943334256</text:p>
          </table:table-cell>
          <table:table-cell table:style-name="ce2" office:value-type="float" office:value="1.02311368783137" calcext:value-type="float">
            <text:p>1.0231136878</text:p>
          </table:table-cell>
          <table:table-cell table:style-name="ce2" office:value-type="float" office:value="1.0146137596221" calcext:value-type="float">
            <text:p>1.0146137596</text:p>
          </table:table-cell>
          <table:table-cell table:style-name="ce2" office:value-type="float" office:value="1.01133310428853" calcext:value-type="float">
            <text:p>1.011333104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6.87" calcext:value-type="float">
            <text:p>86.87</text:p>
          </table:table-cell>
          <table:table-cell office:value-type="float" office:value="0" calcext:value-type="float">
            <text:p>0</text:p>
          </table:table-cell>
          <table:table-cell office:value-type="float" office:value="9.37133831043556" calcext:value-type="float">
            <text:p>9.371338310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float" office:value="0.0226662724613975" calcext:value-type="float">
            <text:p>0.0226662725</text:p>
          </table:table-cell>
          <table:table-cell table:style-name="ce2" office:value-type="float" office:value="0.00715777098190974" calcext:value-type="float">
            <text:p>0.007157771</text:p>
          </table:table-cell>
          <table:table-cell table:style-name="ce2" office:value-type="float" office:value="0.00626305134515854" calcext:value-type="float">
            <text:p>0.0062630513</text:p>
          </table:table-cell>
          <table:table-cell table:style-name="ce2" office:value-type="float" office:value="0.000745599697292661" calcext:value-type="float">
            <text:p>0.0007455997</text:p>
          </table:table-cell>
          <table:table-cell table:style-name="ce2" office:value-type="float" office:value="-0.00149120217216536" calcext:value-type="float">
            <text:p>-0.0014912022</text:p>
          </table:table-cell>
          <table:table-cell table:style-name="ce2" office:value-type="float" office:value="0.00328064700082782" calcext:value-type="float">
            <text:p>0.003280647</text:p>
          </table:table-cell>
          <table:table-cell table:style-name="ce2" office:value-type="float" office:value="1.0244557256228" calcext:value-type="float">
            <text:p>1.0244557256</text:p>
          </table:table-cell>
          <table:table-cell table:style-name="ce2" office:value-type="float" office:value="1.02341188882417" calcext:value-type="float">
            <text:p>1.023411888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63.54" calcext:value-type="float">
            <text:p>63.54</text:p>
          </table:table-cell>
          <table:table-cell office:value-type="float" office:value="0" calcext:value-type="float">
            <text:p>0</text:p>
          </table:table-cell>
          <table:table-cell office:value-type="float" office:value="1.87491527000611" calcext:value-type="float">
            <text:p>1.87491527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float" office:value="0.00715777098190974" calcext:value-type="float">
            <text:p>0.007157771</text:p>
          </table:table-cell>
          <table:table-cell table:style-name="ce2" office:value-type="float" office:value="1.01744706902519" calcext:value-type="float">
            <text:p>1.017447069</text:p>
          </table:table-cell>
          <table:table-cell table:style-name="ce2" office:value-type="float" office:value="1.05949900861086" calcext:value-type="float">
            <text:p>1.0594990086</text:p>
          </table:table-cell>
          <table:table-cell table:style-name="ce2" office:value-type="float" office:value="1.03906946569073" calcext:value-type="float">
            <text:p>1.0390694657</text:p>
          </table:table-cell>
          <table:table-cell table:style-name="ce2" office:value-type="float" office:value="1.03399940174815" calcext:value-type="float">
            <text:p>1.0339994017</text:p>
          </table:table-cell>
          <table:table-cell table:style-name="ce2" office:value-type="float" office:value="1.02251719696322" calcext:value-type="float">
            <text:p>1.022517197</text:p>
          </table:table-cell>
          <table:table-cell table:style-name="ce2" office:value-type="float" office:value="1.01073670230294" calcext:value-type="float">
            <text:p>1.0107367023</text:p>
          </table:table-cell>
          <table:table-cell table:style-name="ce2" office:value-type="float" office:value="1.01983303249781" calcext:value-type="float">
            <text:p>1.01983303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91.19" calcext:value-type="float">
            <text:p>91.19</text:p>
          </table:table-cell>
          <table:table-cell office:value-type="float" office:value="0" calcext:value-type="float">
            <text:p>0</text:p>
          </table:table-cell>
          <table:table-cell office:value-type="float" office:value="84.7810982980683" calcext:value-type="float">
            <text:p>84.781098298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float" office:value="0.00149120217216536" calcext:value-type="float">
            <text:p>0.0014912022</text:p>
          </table:table-cell>
          <table:table-cell table:style-name="ce2" office:value-type="float" office:value="0.00223680464703806" calcext:value-type="float">
            <text:p>0.0022368046</text:p>
          </table:table-cell>
          <table:table-cell table:style-name="ce2" office:value-type="float" office:value="-0.000894722414331231" calcext:value-type="float">
            <text:p>-0.0008947224</text:p>
          </table:table-cell>
          <table:table-cell table:style-name="ce2" office:value-type="float" office:value="0.00149120217216536" calcext:value-type="float">
            <text:p>0.0014912022</text:p>
          </table:table-cell>
          <table:table-cell table:style-name="ce2" office:value-type="float" office:value="0.00253504452595512" calcext:value-type="float">
            <text:p>0.0025350445</text:p>
          </table:table-cell>
          <table:table-cell table:style-name="ce2" office:value-type="float" office:value="0.00417536663757902" calcext:value-type="float">
            <text:p>0.0041753666</text:p>
          </table:table-cell>
          <table:table-cell table:style-name="ce2" office:value-type="float" office:value="1.01014021143478" calcext:value-type="float">
            <text:p>1.0101402114</text:p>
          </table:table-cell>
          <table:table-cell table:style-name="ce2" office:value-type="float" office:value="1.03012225554642" calcext:value-type="float">
            <text:p>1.030122255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93.81" calcext:value-type="float">
            <text:p>93.81</text:p>
          </table:table-cell>
          <table:table-cell office:value-type="float" office:value="0" calcext:value-type="float">
            <text:p>0</text:p>
          </table:table-cell>
          <table:table-cell office:value-type="float" office:value="3.05212968384495" calcext:value-type="float">
            <text:p>3.052129683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table:number-columns-repeated="8"/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table:number-columns-repeated="8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2" table:style-name="ce2" office:value-type="float" office:value="0.010587532367036" calcext:value-type="float">
            <text:p>0.0105875324</text:p>
          </table:table-cell>
          <table:table-cell table:style-name="ce2" office:value-type="float" office:value="-0.00149120217216536" calcext:value-type="float">
            <text:p>-0.0014912022</text:p>
          </table:table-cell>
          <table:table-cell table:style-name="ce2" office:value-type="float" office:value="0.000894722414331231" calcext:value-type="float">
            <text:p>0.0008947224</text:p>
          </table:table-cell>
          <table:table-cell table:style-name="ce2" office:value-type="float" office:value="0.574709210493456" calcext:value-type="float">
            <text:p>0.5747092105</text:p>
          </table:table-cell>
          <table:table-cell table:style-name="ce2" office:value-type="float" office:value="1.02728903502589" calcext:value-type="float">
            <text:p>1.027289035</text:p>
          </table:table-cell>
          <table:table-cell table:style-name="ce2" office:value-type="float" office:value="1.01282437590019" calcext:value-type="float">
            <text:p>1.0128243759</text:p>
          </table:table-cell>
          <table:table-cell table:style-name="ce2" office:value-type="float" office:value="1.01685057815703" calcext:value-type="float">
            <text:p>1.016850578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4.34164467812606" calcext:value-type="float">
            <text:p>4.341644678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float" office:value="-0.00037026003175752" calcext:value-type="float">
            <text:p>-0.00037026</text:p>
          </table:table-cell>
          <table:table-cell table:style-name="ce2" office:value-type="float" office:value="0.792876178230118" calcext:value-type="float">
            <text:p>0.7928761782</text:p>
          </table:table-cell>
          <table:table-cell table:style-name="ce2" office:value-type="float" office:value="1.03710011725188" calcext:value-type="float">
            <text:p>1.0371001173</text:p>
          </table:table-cell>
          <table:table-cell table:style-name="ce2" office:value-type="float" office:value="0.997111951062365" calcext:value-type="float">
            <text:p>0.9971119511</text:p>
          </table:table-cell>
          <table:table-cell table:style-name="ce2" office:value-type="float" office:value="0.999037272882278" calcext:value-type="float">
            <text:p>0.9990372729</text:p>
          </table:table-cell>
          <table:table-cell table:style-name="ce2" office:value-type="float" office:value="1.00555388254509" calcext:value-type="float">
            <text:p>1.0055538825</text:p>
          </table:table-cell>
          <table:table-cell table:style-name="ce2" office:value-type="float" office:value="1.00496145545965" calcext:value-type="float">
            <text:p>1.0049614555</text:p>
          </table:table-cell>
          <table:table-cell table:style-name="ce2" office:value-type="float" office:value="1.00422098781062" calcext:value-type="float">
            <text:p>1.004220987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75.17" calcext:value-type="float">
            <text:p>75.17</text:p>
          </table:table-cell>
          <table:table-cell office:value-type="float" office:value="0" calcext:value-type="float">
            <text:p>0</text:p>
          </table:table-cell>
          <table:table-cell office:value-type="float" office:value="54.3642976614064" calcext:value-type="float">
            <text:p>54.3642976614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float" office:value="1.03236078884539" calcext:value-type="float">
            <text:p>1.0323607888</text:p>
          </table:table-cell>
          <table:table-cell table:style-name="ce2" office:value-type="float" office:value="1.03369369240756" calcext:value-type="float">
            <text:p>1.0336936924</text:p>
          </table:table-cell>
          <table:table-cell table:style-name="ce2" office:value-type="float" office:value="1.04820792648058" calcext:value-type="float">
            <text:p>1.0482079265</text:p>
          </table:table-cell>
          <table:table-cell table:style-name="ce2" office:value-type="float" office:value="1.00466528605544" calcext:value-type="float">
            <text:p>1.0046652861</text:p>
          </table:table-cell>
          <table:table-cell table:style-name="ce2" office:value-type="float" office:value="0.992076453251659" calcext:value-type="float">
            <text:p>0.9920764533</text:p>
          </table:table-cell>
          <table:table-cell table:style-name="ce2" office:value-type="float" office:value="1.00170315062825" calcext:value-type="float">
            <text:p>1.0017031506</text:p>
          </table:table-cell>
          <table:table-cell table:style-name="ce2" office:value-type="float" office:value="0.97030504476207" calcext:value-type="float">
            <text:p>0.9703050448</text:p>
          </table:table-cell>
          <table:table-cell table:style-name="ce2" office:value-type="float" office:value="1.00659060787536" calcext:value-type="float">
            <text:p>1.006590607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78.26" calcext:value-type="float">
            <text:p>78.26</text:p>
          </table:table-cell>
          <table:table-cell office:value-type="float" office:value="0" calcext:value-type="float">
            <text:p>0</text:p>
          </table:table-cell>
          <table:table-cell office:value-type="float" office:value="864.746540874184" calcext:value-type="float">
            <text:p>864.746540874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float" office:value="0.0000740492476946094" calcext:value-type="float">
            <text:p>7.40492476946094E-005</text:p>
          </table:table-cell>
          <table:table-cell table:style-name="ce2" office:value-type="float" office:value="0.00525770348558437" calcext:value-type="float">
            <text:p>0.0052577035</text:p>
          </table:table-cell>
          <table:table-cell table:style-name="ce2" office:value-type="float" office:value="0.00170319614608459" calcext:value-type="float">
            <text:p>0.0017031961</text:p>
          </table:table-cell>
          <table:table-cell table:style-name="ce2" office:value-type="float" office:value="0.0018513029174445" calcext:value-type="float">
            <text:p>0.0018513029</text:p>
          </table:table-cell>
          <table:table-cell table:style-name="ce2" office:value-type="float" office:value="0.537727398845819" calcext:value-type="float">
            <text:p>0.5377273988</text:p>
          </table:table-cell>
          <table:table-cell table:style-name="ce2" office:value-type="float" office:value="1.07157770426394" calcext:value-type="float">
            <text:p>1.0715777043</text:p>
          </table:table-cell>
          <table:table-cell table:style-name="ce2" office:value-type="float" office:value="1.01983303249781" calcext:value-type="float">
            <text:p>1.0198330325</text:p>
          </table:table-cell>
          <table:table-cell table:style-name="ce2" office:value-type="float" office:value="1.02669254415774" calcext:value-type="float">
            <text:p>1.026692544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76.33" calcext:value-type="float">
            <text:p>76.33</text:p>
          </table:table-cell>
          <table:table-cell office:value-type="float" office:value="0" calcext:value-type="float">
            <text:p>0</text:p>
          </table:table-cell>
          <table:table-cell office:value-type="float" office:value="6.16898584773275" calcext:value-type="float">
            <text:p>6.1689858477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float" office:value="0.0208086496473123" calcext:value-type="float">
            <text:p>0.0208086496</text:p>
          </table:table-cell>
          <table:table-cell table:style-name="ce2" office:value-type="float" office:value="0.0216972635716733" calcext:value-type="float">
            <text:p>0.0216972636</text:p>
          </table:table-cell>
          <table:table-cell table:style-name="ce2" office:value-type="float" office:value="0.0184389799267503" calcext:value-type="float">
            <text:p>0.0184389799</text:p>
          </table:table-cell>
          <table:table-cell table:style-name="ce2" office:value-type="float" office:value="0.00792357571423851" calcext:value-type="float">
            <text:p>0.0079235757</text:p>
          </table:table-cell>
          <table:table-cell table:style-name="ce2" office:value-type="float" office:value="0.999185401722893" calcext:value-type="float">
            <text:p>0.9991854017</text:p>
          </table:table-cell>
          <table:table-cell table:style-name="ce2" office:value-type="float" office:value="1.01162619396308" calcext:value-type="float">
            <text:p>1.011626194</text:p>
          </table:table-cell>
          <table:table-cell table:style-name="ce2" office:value-type="float" office:value="0.99696382222175" calcext:value-type="float">
            <text:p>0.9969638222</text:p>
          </table:table-cell>
          <table:table-cell table:style-name="ce2" office:value-type="float" office:value="1.00762733320562" calcext:value-type="float">
            <text:p>1.007627333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68.95" calcext:value-type="float">
            <text:p>68.95</text:p>
          </table:table-cell>
          <table:table-cell office:value-type="float" office:value="0" calcext:value-type="float">
            <text:p>0</text:p>
          </table:table-cell>
          <table:table-cell office:value-type="float" office:value="7.10968107183596" calcext:value-type="float">
            <text:p>7.109681071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float" office:value="0.653899622279712" calcext:value-type="float">
            <text:p>0.6538996223</text:p>
          </table:table-cell>
          <table:table-cell table:style-name="ce2" office:value-type="float" office:value="0.922142397049184" calcext:value-type="float">
            <text:p>0.922142397</text:p>
          </table:table-cell>
          <table:table-cell table:style-name="ce2" office:value-type="float" office:value="0.947019732221005" calcext:value-type="float">
            <text:p>0.9470197322</text:p>
          </table:table-cell>
          <table:table-cell table:style-name="ce2" office:value-type="float" office:value="0.989048524364695" calcext:value-type="float">
            <text:p>0.9890485244</text:p>
          </table:table-cell>
          <table:table-cell table:style-name="ce2" office:value-type="float" office:value="0.949337514100937" calcext:value-type="float">
            <text:p>0.9493375141</text:p>
          </table:table-cell>
          <table:table-cell table:style-name="ce2" office:value-type="float" office:value="0.96355310788491" calcext:value-type="float">
            <text:p>0.9635531079</text:p>
          </table:table-cell>
          <table:table-cell table:style-name="ce2" office:value-type="float" office:value="0.958299554916816" calcext:value-type="float">
            <text:p>0.9582995549</text:p>
          </table:table-cell>
          <table:table-cell table:style-name="ce2" office:value-type="float" office:value="0.9837949713966" calcext:value-type="float">
            <text:p>0.983794971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5.95" calcext:value-type="float">
            <text:p>85.95</text:p>
          </table:table-cell>
          <table:table-cell office:value-type="float" office:value="0" calcext:value-type="float">
            <text:p>0</text:p>
          </table:table-cell>
          <table:table-cell office:value-type="float" office:value="141.531147507607" calcext:value-type="float">
            <text:p>141.531147507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float" office:value="-0.00291205715524532" calcext:value-type="float">
            <text:p>-0.0029120572</text:p>
          </table:table-cell>
          <table:table-cell table:style-name="ce2" office:value-type="float" office:value="-0.0105666034953746" calcext:value-type="float">
            <text:p>-0.0105666035</text:p>
          </table:table-cell>
          <table:table-cell table:style-name="ce2" office:value-type="float" office:value="-0.0137282619187969" calcext:value-type="float">
            <text:p>-0.0137282619</text:p>
          </table:table-cell>
          <table:table-cell table:style-name="ce2" office:value-type="float" office:value="-0.0118978267896572" calcext:value-type="float">
            <text:p>-0.0118978268</text:p>
          </table:table-cell>
          <table:table-cell table:style-name="ce2" office:value-type="float" office:value="0.992012660234304" calcext:value-type="float">
            <text:p>0.9920126602</text:p>
          </table:table-cell>
          <table:table-cell table:style-name="ce2" office:value-type="float" office:value="0.993676670755151" calcext:value-type="float">
            <text:p>0.9936766708</text:p>
          </table:table-cell>
          <table:table-cell table:style-name="ce2" office:value-type="float" office:value="1.01464348103312" calcext:value-type="float">
            <text:p>1.014643481</text:p>
          </table:table-cell>
          <table:table-cell table:style-name="ce2" office:value-type="float" office:value="1.04409687390665" calcext:value-type="float">
            <text:p>1.044096873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34.24" calcext:value-type="float">
            <text:p>34.24</text:p>
          </table:table-cell>
          <table:table-cell office:value-type="float" office:value="0" calcext:value-type="float">
            <text:p>0</text:p>
          </table:table-cell>
          <table:table-cell office:value-type="float" office:value="3.40570693685673" calcext:value-type="float">
            <text:p>3.405706936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float" office:value="0.0188867583831441" calcext:value-type="float">
            <text:p>0.0188867584</text:p>
          </table:table-cell>
          <table:table-cell table:style-name="ce2" office:value-type="float" office:value="0.0105666065948756" calcext:value-type="float">
            <text:p>0.0105666066</text:p>
          </table:table-cell>
          <table:table-cell table:style-name="ce2" office:value-type="float" office:value="-0.00524169792023992" calcext:value-type="float">
            <text:p>-0.0052416979</text:p>
          </table:table-cell>
          <table:table-cell table:style-name="ce2" office:value-type="float" office:value="-0.00590730956738124" calcext:value-type="float">
            <text:p>-0.0059073096</text:p>
          </table:table-cell>
          <table:table-cell table:style-name="ce2" office:value-type="float" office:value="-0.0148930854007952" calcext:value-type="float">
            <text:p>-0.0148930854</text:p>
          </table:table-cell>
          <table:table-cell table:style-name="ce2" office:value-type="float" office:value="0.880356135953792" calcext:value-type="float">
            <text:p>0.880356136</text:p>
          </table:table-cell>
          <table:table-cell table:style-name="ce2" office:value-type="float" office:value="0.975039495043178" calcext:value-type="float">
            <text:p>0.975039495</text:p>
          </table:table-cell>
          <table:table-cell table:style-name="ce2" office:value-type="float" office:value="1.02679094628496" calcext:value-type="float">
            <text:p>1.026790946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7.84" calcext:value-type="float">
            <text:p>87.84</text:p>
          </table:table-cell>
          <table:table-cell office:value-type="float" office:value="0" calcext:value-type="float">
            <text:p>0</text:p>
          </table:table-cell>
          <table:table-cell office:value-type="float" office:value="3.99067982909985" calcext:value-type="float">
            <text:p>3.990679829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float" office:value="-0.0107330033076589" calcext:value-type="float">
            <text:p>-0.0107330033</text:p>
          </table:table-cell>
          <table:table-cell table:style-name="ce2" office:value-type="float" office:value="-0.0152258912243658" calcext:value-type="float">
            <text:p>-0.0152258912</text:p>
          </table:table-cell>
          <table:table-cell table:style-name="ce2" office:value-type="float" office:value="-0.0158915028715072" calcext:value-type="float">
            <text:p>-0.0158915029</text:p>
          </table:table-cell>
          <table:table-cell table:style-name="ce2" office:value-type="float" office:value="-0.0143938735659382" calcext:value-type="float">
            <text:p>-0.0143938736</text:p>
          </table:table-cell>
          <table:table-cell table:style-name="ce2" office:value-type="float" office:value="-0.0155586970479365" calcext:value-type="float">
            <text:p>-0.015558697</text:p>
          </table:table-cell>
          <table:table-cell table:style-name="ce2" office:value-type="float" office:value="0.958898384704492" calcext:value-type="float">
            <text:p>0.9588983847</text:p>
          </table:table-cell>
          <table:table-cell table:style-name="ce2" office:value-type="float" office:value="1.02080038938907" calcext:value-type="float">
            <text:p>1.0208003894</text:p>
          </table:table-cell>
          <table:table-cell table:style-name="ce2" office:value-type="float" office:value="1.03444547402809" calcext:value-type="float">
            <text:p>1.03444547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73.23" calcext:value-type="float">
            <text:p>73.23</text:p>
          </table:table-cell>
          <table:table-cell office:value-type="float" office:value="0" calcext:value-type="float">
            <text:p>0</text:p>
          </table:table-cell>
          <table:table-cell office:value-type="float" office:value="3.51034086066649" calcext:value-type="float">
            <text:p>3.510340860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float" office:value="0.975538688281029" calcext:value-type="float">
            <text:p>0.9755386883</text:p>
          </table:table-cell>
          <table:table-cell table:style-name="ce2" office:value-type="float" office:value="1.02645808467037" calcext:value-type="float">
            <text:p>1.0264580847</text:p>
          </table:table-cell>
          <table:table-cell table:style-name="ce2" office:value-type="float" office:value="1.00732171572055" calcext:value-type="float">
            <text:p>1.0073217157</text:p>
          </table:table-cell>
          <table:table-cell table:style-name="ce2" office:value-type="float" office:value="0.979865194982458" calcext:value-type="float">
            <text:p>0.979865195</text:p>
          </table:table-cell>
          <table:table-cell table:style-name="ce2" office:value-type="float" office:value="0.965887387586503" calcext:value-type="float">
            <text:p>0.9658873876</text:p>
          </table:table-cell>
          <table:table-cell table:style-name="ce2" office:value-type="float" office:value="0.978367615268905" calcext:value-type="float">
            <text:p>0.9783676153</text:p>
          </table:table-cell>
          <table:table-cell table:style-name="ce2" office:value-type="float" office:value="0.95873205308123" calcext:value-type="float">
            <text:p>0.9587320531</text:p>
          </table:table-cell>
          <table:table-cell table:style-name="ce2" office:value-type="float" office:value="1.02812209519122" calcext:value-type="float">
            <text:p>1.028122095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91.84" calcext:value-type="float">
            <text:p>91.84</text:p>
          </table:table-cell>
          <table:table-cell office:value-type="float" office:value="0" calcext:value-type="float">
            <text:p>0</text:p>
          </table:table-cell>
          <table:table-cell office:value-type="float" office:value="307.907902810149" calcext:value-type="float">
            <text:p>307.907902810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float" office:value="-0.0132290500839398" calcext:value-type="float">
            <text:p>-0.0132290501</text:p>
          </table:table-cell>
          <table:table-cell table:style-name="ce2" office:value-type="float" office:value="-0.0133954560952262" calcext:value-type="float">
            <text:p>-0.0133954561</text:p>
          </table:table-cell>
          <table:table-cell table:style-name="ce2" office:value-type="float" office:value="0.102587568687713" calcext:value-type="float">
            <text:p>0.1025875687</text:p>
          </table:table-cell>
          <table:table-cell table:style-name="ce2" office:value-type="float" office:value="0.827606298236304" calcext:value-type="float">
            <text:p>0.8276062982</text:p>
          </table:table-cell>
          <table:table-cell table:style-name="ce2" office:value-type="float" office:value="0.997337553411435" calcext:value-type="float">
            <text:p>0.9973375534</text:p>
          </table:table-cell>
          <table:table-cell table:style-name="ce2" office:value-type="float" office:value="1.00515851196185" calcext:value-type="float">
            <text:p>1.005158512</text:p>
          </table:table-cell>
          <table:table-cell table:style-name="ce2" office:value-type="float" office:value="0.998502370694431" calcext:value-type="float">
            <text:p>0.9985023707</text:p>
          </table:table-cell>
          <table:table-cell table:style-name="ce2" office:value-type="float" office:value="1.02362925686653" calcext:value-type="float">
            <text:p>1.023629256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float" office:value="-0.00657292741352461" calcext:value-type="float">
            <text:p>-0.0065729274</text:p>
          </table:table-cell>
          <table:table-cell table:style-name="ce2" office:value-type="float" office:value="-0.00707213304937957" calcext:value-type="float">
            <text:p>-0.007072133</text:p>
          </table:table-cell>
          <table:table-cell table:style-name="ce2" office:value-type="float" office:value="-0.0167235205299348" calcext:value-type="float">
            <text:p>-0.0167235205</text:p>
          </table:table-cell>
          <table:table-cell table:style-name="ce2" office:value-type="float" office:value="-0.0113986149548002" calcext:value-type="float">
            <text:p>-0.011398615</text:p>
          </table:table-cell>
          <table:table-cell table:style-name="ce2" office:value-type="float" office:value="-0.0157251030592229" calcext:value-type="float">
            <text:p>-0.0157251031</text:p>
          </table:table-cell>
          <table:table-cell table:style-name="ce2" office:value-type="float" office:value="0.92711535726497" calcext:value-type="float">
            <text:p>0.9271153573</text:p>
          </table:table-cell>
          <table:table-cell table:style-name="ce2" office:value-type="float" office:value="0.981862067117894" calcext:value-type="float">
            <text:p>0.9818620671</text:p>
          </table:table-cell>
          <table:table-cell table:style-name="ce2" office:value-type="float" office:value="1.04076875368092" calcext:value-type="float">
            <text:p>1.040768753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8.16" calcext:value-type="float">
            <text:p>88.16</text:p>
          </table:table-cell>
          <table:table-cell office:value-type="float" office:value="0" calcext:value-type="float">
            <text:p>0</text:p>
          </table:table-cell>
          <table:table-cell office:value-type="float" office:value="4.13582895637649" calcext:value-type="float">
            <text:p>4.135828956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float" office:value="0.961727311692368" calcext:value-type="float">
            <text:p>0.9617273117</text:p>
          </table:table-cell>
          <table:table-cell table:style-name="ce2" office:value-type="float" office:value="0.961061687647223" calcext:value-type="float">
            <text:p>0.9610616876</text:p>
          </table:table-cell>
          <table:table-cell table:style-name="ce2" office:value-type="float" office:value="0.960728826032634" calcext:value-type="float">
            <text:p>0.960728826</text:p>
          </table:table-cell>
          <table:table-cell table:style-name="ce2" office:value-type="float" office:value="0.979532432551901" calcext:value-type="float">
            <text:p>0.9795324326</text:p>
          </table:table-cell>
          <table:table-cell table:style-name="ce2" office:value-type="float" office:value="0.974873163419917" calcext:value-type="float">
            <text:p>0.9748731634</text:p>
          </table:table-cell>
          <table:table-cell table:style-name="ce2" office:value-type="float" office:value="0.977202797985909" calcext:value-type="float">
            <text:p>0.977202798</text:p>
          </table:table-cell>
          <table:table-cell table:style-name="ce2" office:value-type="float" office:value="0.966053719209764" calcext:value-type="float">
            <text:p>0.9660537192</text:p>
          </table:table-cell>
          <table:table-cell table:style-name="ce2" office:value-type="float" office:value="1.00615689843755" calcext:value-type="float">
            <text:p>1.006156898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9.18" calcext:value-type="float">
            <text:p>89.18</text:p>
          </table:table-cell>
          <table:table-cell office:value-type="float" office:value="0" calcext:value-type="float">
            <text:p>0</text:p>
          </table:table-cell>
          <table:table-cell office:value-type="float" office:value="511.673208807734" calcext:value-type="float">
            <text:p>511.6732088077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float" office:value="0.715088658671088" calcext:value-type="float">
            <text:p>0.7150886587</text:p>
          </table:table-cell>
          <table:table-cell table:style-name="ce2" office:value-type="float" office:value="0.886603320489517" calcext:value-type="float">
            <text:p>0.8866033205</text:p>
          </table:table-cell>
          <table:table-cell table:style-name="ce2" office:value-type="float" office:value="0.929404737293096" calcext:value-type="float">
            <text:p>0.9294047373</text:p>
          </table:table-cell>
          <table:table-cell table:style-name="ce2" office:value-type="float" office:value="1.00527290542449" calcext:value-type="float">
            <text:p>1.0052729054</text:p>
          </table:table-cell>
          <table:table-cell table:style-name="ce2" office:value-type="float" office:value="0.996619951312455" calcext:value-type="float">
            <text:p>0.9966199513</text:p>
          </table:table-cell>
          <table:table-cell table:style-name="ce2" office:value-type="float" office:value="0.985803666572684" calcext:value-type="float">
            <text:p>0.9858036666</text:p>
          </table:table-cell>
          <table:table-cell table:style-name="ce2" office:value-type="float" office:value="0.986576291232572" calcext:value-type="float">
            <text:p>0.9865762912</text:p>
          </table:table-cell>
          <table:table-cell table:style-name="ce2" office:value-type="float" office:value="0.947483270177045" calcext:value-type="float">
            <text:p>0.947483270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91.67" calcext:value-type="float">
            <text:p>91.67</text:p>
          </table:table-cell>
          <table:table-cell office:value-type="float" office:value="0" calcext:value-type="float">
            <text:p>0</text:p>
          </table:table-cell>
          <table:table-cell office:value-type="float" office:value="213.044388572952" calcext:value-type="float">
            <text:p>213.04438857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table:number-columns-repeated="8"/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float" office:value="0.03502666245337" calcext:value-type="float">
            <text:p>0.0350266625</text:p>
          </table:table-cell>
          <table:table-cell table:style-name="ce2" office:value-type="float" office:value="0.00525770348558437" calcext:value-type="float">
            <text:p>0.0052577035</text:p>
          </table:table-cell>
          <table:table-cell table:style-name="ce2" office:value-type="float" office:value="0.000814572069866545" calcext:value-type="float">
            <text:p>0.0008145721</text:p>
          </table:table-cell>
          <table:table-cell table:style-name="ce2" office:value-type="float" office:value="-0.000666468057163536" calcext:value-type="float">
            <text:p>-0.0006664681</text:p>
          </table:table-cell>
          <table:table-cell table:number-columns-repeated="2" table:style-name="ce2" office:value-type="float" office:value="0.000370262790414415" calcext:value-type="float">
            <text:p>0.0003702628</text:p>
          </table:table-cell>
          <table:table-cell table:style-name="ce2" office:value-type="float" office:value="1.02006812544581" calcext:value-type="float">
            <text:p>1.0200681254</text:p>
          </table:table-cell>
          <table:table-cell table:style-name="ce2" office:value-type="float" office:value="1.00496145545965" calcext:value-type="float">
            <text:p>1.004961455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86.92" calcext:value-type="float">
            <text:p>86.92</text:p>
          </table:table-cell>
          <table:table-cell office:value-type="float" office:value="0" calcext:value-type="float">
            <text:p>0</text:p>
          </table:table-cell>
          <table:table-cell office:value-type="float" office:value="2.49779987788225" calcext:value-type="float">
            <text:p>2.4977998779</text:p>
          </table:table-cell>
        </table:table-row>
        <table:table-row table:style-name="ro3" table:number-rows-repeated="1048478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Nimbus Sans L" svg:font-family="'Nimbus Sans L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11:40:52.149338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vor Hinkley</meta:initial-creator>
    <meta:creation-date>2014-06-17T17:27:33.189795844</meta:creation-date>
    <dc:date>2014-10-03T11:41:11.782662111</dc:date>
    <dc:creator>Trevor Hinkley</dc:creator>
    <meta:editing-duration>P3DT2H8M3S</meta:editing-duration>
    <meta:editing-cycles>6</meta:editing-cycles>
    <meta:generator>LibreOffice/4.2.6.3$Linux_X86_64 LibreOffice_project/420m0$Build-3</meta:generator>
    <meta:document-statistic meta:table-count="1" meta:cell-count="1355" meta:object-count="0"/>
  </office:meta>
</office:document-meta>
</file>